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/>
    </style:style>
    <style:style style:name="ce8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9" style:family="table-cell" style:parent-style-name="Default" style:data-style-name="N36">
      <style:table-cell-properties style:vertical-align="automatic"/>
    </style:style>
    <style:style style:name="ce10" style:family="table-cell" style:parent-style-name="Default" style:data-style-name="N36">
      <style:table-cell-properties fo:border="thin solid #000000" style:vertical-align="automatic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8.493125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33" table:formula="of:=12+5*5+2*[.A4]" table:style-name="ce3">
            <text:p>134733</text:p>
          </table:table-cell>
          <table:table-cell office:value-type="float" office:value="134758" table:formula="of:=12+5*10+2*[.A4]" table:style-name="ce3">
            <text:p>134758</text:p>
          </table:table-cell>
          <table:table-cell office:value-type="float" office:value="134783" table:formula="of:=12+5*15+2*[.A4]" table:style-name="ce3">
            <text:p>134783</text:p>
          </table:table-cell>
          <table:table-cell office:value-type="float" office:value="134808" table:formula="of:=12+5*20+2*[.A4]" table:style-name="ce3">
            <text:p>134808</text:p>
          </table:table-cell>
          <table:table-cell table:number-columns-repeated="16379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58409" table:formula="of:=12+5*5+2*[.A5]" table:style-name="ce3">
            <text:p>158409</text:p>
          </table:table-cell>
          <table:table-cell office:value-type="float" office:value="158434" table:formula="of:=12+5*10+2*[.A5]" table:style-name="ce3">
            <text:p>158434</text:p>
          </table:table-cell>
          <table:table-cell office:value-type="float" office:value="158459" table:formula="of:=12+5*15+2*[.A5]" table:style-name="ce3">
            <text:p>158459</text:p>
          </table:table-cell>
          <table:table-cell office:value-type="float" office:value="158484" table:formula="of:=12+5*20+2*[.A5]" table:style-name="ce3">
            <text:p>158484</text:p>
          </table:table-cell>
          <table:table-cell table:number-columns-repeated="16379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49485" table:formula="of:=12+5*5+2*[.A6]" table:style-name="ce3">
            <text:p>349485</text:p>
          </table:table-cell>
          <table:table-cell office:value-type="float" office:value="349510" table:formula="of:=12+5*10+2*[.A6]" table:style-name="ce3">
            <text:p>349510</text:p>
          </table:table-cell>
          <table:table-cell office:value-type="float" office:value="349535" table:formula="of:=12+5*15+2*[.A6]" table:style-name="ce3">
            <text:p>349535</text:p>
          </table:table-cell>
          <table:table-cell office:value-type="float" office:value="349560" table:formula="of:=12+5*20+2*[.A6]" table:style-name="ce3">
            <text:p>349560</text:p>
          </table:table-cell>
          <table:table-cell table:number-columns-repeated="16379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18475" table:formula="of:=12+5*5+2*[.A7]" table:style-name="ce3">
            <text:p>418475</text:p>
          </table:table-cell>
          <table:table-cell office:value-type="float" office:value="418500" table:formula="of:=12+5*10+2*[.A7]" table:style-name="ce3">
            <text:p>418500</text:p>
          </table:table-cell>
          <table:table-cell office:value-type="float" office:value="418525" table:formula="of:=12+5*15+2*[.A7]" table:style-name="ce3">
            <text:p>418525</text:p>
          </table:table-cell>
          <table:table-cell office:value-type="float" office:value="418550" table:formula="of:=12+5*20+2*[.A7]" table:style-name="ce3">
            <text:p>418550</text:p>
          </table:table-cell>
          <table:table-cell table:number-columns-repeated="16379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40295" table:formula="of:=12+5*5+2*[.A8]" table:style-name="ce3">
            <text:p>440295</text:p>
          </table:table-cell>
          <table:table-cell office:value-type="float" office:value="440320" table:formula="of:=12+5*10+2*[.A8]" table:style-name="ce3">
            <text:p>440320</text:p>
          </table:table-cell>
          <table:table-cell office:value-type="float" office:value="440345" table:formula="of:=12+5*15+2*[.A8]" table:style-name="ce3">
            <text:p>440345</text:p>
          </table:table-cell>
          <table:table-cell office:value-type="float" office:value="440370" table:formula="of:=12+5*20+2*[.A8]" table:style-name="ce3">
            <text:p>440370</text:p>
          </table:table-cell>
          <table:table-cell table:number-columns-repeated="16379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901" table:formula="of:=12+5*5+2*[.A9]" table:style-name="ce3">
            <text:p>450901</text:p>
          </table:table-cell>
          <table:table-cell office:value-type="float" office:value="450926" table:formula="of:=12+5*10+2*[.A9]" table:style-name="ce3">
            <text:p>450926</text:p>
          </table:table-cell>
          <table:table-cell office:value-type="float" office:value="450951" table:formula="of:=12+5*15+2*[.A9]" table:style-name="ce3">
            <text:p>450951</text:p>
          </table:table-cell>
          <table:table-cell office:value-type="float" office:value="450976" table:formula="of:=12+5*20+2*[.A9]" table:style-name="ce3">
            <text:p>450976</text:p>
          </table:table-cell>
          <table:table-cell table:number-columns-repeated="16379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460987" table:formula="of:=12+5*5+2*[.A10]" table:style-name="ce3">
            <text:p>460987</text:p>
          </table:table-cell>
          <table:table-cell office:value-type="float" office:value="461012" table:formula="of:=12+5*10+2*[.A10]" table:style-name="ce3">
            <text:p>461012</text:p>
          </table:table-cell>
          <table:table-cell office:value-type="float" office:value="461037" table:formula="of:=12+5*15+2*[.A10]" table:style-name="ce3">
            <text:p>461037</text:p>
          </table:table-cell>
          <table:table-cell office:value-type="float" office:value="461062" table:formula="of:=12+5*20+2*[.A10]" table:style-name="ce3">
            <text:p>461062</text:p>
          </table:table-cell>
          <table:table-cell table:number-columns-repeated="16379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495057" table:formula="of:=12+5*5+2*[.A11]" table:style-name="ce3">
            <text:p>495057</text:p>
          </table:table-cell>
          <table:table-cell office:value-type="float" office:value="495082" table:formula="of:=12+5*10+2*[.A11]" table:style-name="ce3">
            <text:p>495082</text:p>
          </table:table-cell>
          <table:table-cell office:value-type="float" office:value="495107" table:formula="of:=12+5*15+2*[.A11]" table:style-name="ce3">
            <text:p>495107</text:p>
          </table:table-cell>
          <table:table-cell office:value-type="float" office:value="495132" table:formula="of:=12+5*20+2*[.A11]" table:style-name="ce3">
            <text:p>495132</text:p>
          </table:table-cell>
          <table:table-cell table:number-columns-repeated="2"/>
          <table:table-cell table:style-name="ce3">
            <draw:frame draw:z-index="2" draw:id="id1" draw:style-name="a1" draw:name="Gráfico 9" svg:x="1.26042in" svg:y="0.02083in" svg:width="4.8866in" svg:height="4.476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3">
            <draw:frame draw:z-index="1" draw:id="id0" draw:style-name="a0" draw:name="Gráfico 8" svg:x="1.20833in" svg:y="0.02083in" svg:width="4.8736in" svg:height="4.5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523173" table:formula="of:=12+5*5+2*[.A12]" table:style-name="ce3">
            <text:p>523173</text:p>
          </table:table-cell>
          <table:table-cell office:value-type="float" office:value="523198" table:formula="of:=12+5*10+2*[.A12]" table:style-name="ce3">
            <text:p>523198</text:p>
          </table:table-cell>
          <table:table-cell office:value-type="float" office:value="523223" table:formula="of:=12+5*15+2*[.A12]" table:style-name="ce3">
            <text:p>523223</text:p>
          </table:table-cell>
          <table:table-cell office:value-type="float" office:value="523248" table:formula="of:=12+5*20+2*[.A12]" table:style-name="ce3">
            <text:p>523248</text:p>
          </table:table-cell>
          <table:table-cell table:number-columns-repeated="16379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568465" table:formula="of:=12+5*5+2*[.A13]" table:style-name="ce3">
            <text:p>568465</text:p>
          </table:table-cell>
          <table:table-cell office:value-type="float" office:value="568490" table:formula="of:=12+5*10+2*[.A13]" table:style-name="ce3">
            <text:p>568490</text:p>
          </table:table-cell>
          <table:table-cell office:value-type="float" office:value="568515" table:formula="of:=12+5*15+2*[.A13]" table:style-name="ce3">
            <text:p>568515</text:p>
          </table:table-cell>
          <table:table-cell office:value-type="float" office:value="568540" table:formula="of:=12+5*20+2*[.A13]" table:style-name="ce3">
            <text:p>568540</text:p>
          </table:table-cell>
          <table:table-cell table:number-columns-repeated="16379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587323" table:formula="of:=12+5*5+2*[.A14]" table:style-name="ce3">
            <text:p>587323</text:p>
          </table:table-cell>
          <table:table-cell office:value-type="float" office:value="587348" table:formula="of:=12+5*10+2*[.A14]" table:style-name="ce3">
            <text:p>587348</text:p>
          </table:table-cell>
          <table:table-cell office:value-type="float" office:value="587373" table:formula="of:=12+5*15+2*[.A14]" table:style-name="ce3">
            <text:p>587373</text:p>
          </table:table-cell>
          <table:table-cell office:value-type="float" office:value="587398" table:formula="of:=12+5*20+2*[.A14]" table:style-name="ce3">
            <text:p>587398</text:p>
          </table:table-cell>
          <table:table-cell table:number-columns-repeated="16379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592733" table:formula="of:=12+5*5+2*[.A15]" table:style-name="ce3">
            <text:p>592733</text:p>
          </table:table-cell>
          <table:table-cell office:value-type="float" office:value="592758" table:formula="of:=12+5*10+2*[.A15]" table:style-name="ce3">
            <text:p>592758</text:p>
          </table:table-cell>
          <table:table-cell office:value-type="float" office:value="592783" table:formula="of:=12+5*15+2*[.A15]" table:style-name="ce3">
            <text:p>592783</text:p>
          </table:table-cell>
          <table:table-cell office:value-type="float" office:value="592808" table:formula="of:=12+5*20+2*[.A15]" table:style-name="ce3">
            <text:p>592808</text:p>
          </table:table-cell>
          <table:table-cell table:number-columns-repeated="16379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616093" table:formula="of:=12+5*5+2*[.A16]" table:style-name="ce3">
            <text:p>616093</text:p>
          </table:table-cell>
          <table:table-cell office:value-type="float" office:value="616118" table:formula="of:=12+5*10+2*[.A16]" table:style-name="ce3">
            <text:p>616118</text:p>
          </table:table-cell>
          <table:table-cell office:value-type="float" office:value="616143" table:formula="of:=12+5*15+2*[.A16]" table:style-name="ce3">
            <text:p>616143</text:p>
          </table:table-cell>
          <table:table-cell office:value-type="float" office:value="616168" table:formula="of:=12+5*20+2*[.A16]" table:style-name="ce3">
            <text:p>616168</text:p>
          </table:table-cell>
          <table:table-cell table:number-columns-repeated="16379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629803" table:formula="of:=12+5*5+2*[.A17]" table:style-name="ce3">
            <text:p>629803</text:p>
          </table:table-cell>
          <table:table-cell office:value-type="float" office:value="629828" table:formula="of:=12+5*10+2*[.A17]" table:style-name="ce3">
            <text:p>629828</text:p>
          </table:table-cell>
          <table:table-cell office:value-type="float" office:value="629853" table:formula="of:=12+5*15+2*[.A17]" table:style-name="ce3">
            <text:p>629853</text:p>
          </table:table-cell>
          <table:table-cell office:value-type="float" office:value="629878" table:formula="of:=12+5*20+2*[.A17]" table:style-name="ce3">
            <text:p>629878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37" table:formula="of:=12+5*5+2*[.A18]" table:style-name="ce3">
            <text:p>632137</text:p>
          </table:table-cell>
          <table:table-cell office:value-type="float" office:value="632162" table:formula="of:=12+5*10+2*[.A18]" table:style-name="ce3">
            <text:p>632162</text:p>
          </table:table-cell>
          <table:table-cell office:value-type="float" office:value="632187" table:formula="of:=12+5*15+2*[.A18]" table:style-name="ce3">
            <text:p>632187</text:p>
          </table:table-cell>
          <table:table-cell office:value-type="float" office:value="632212" table:formula="of:=12+5*20+2*[.A18]" table:style-name="ce3">
            <text:p>632212</text:p>
          </table:table-cell>
          <table:table-cell table:number-columns-repeated="16379" table:style-name="ce3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657253" table:formula="of:=12+5*5+2*[.A19]" table:style-name="ce3">
            <text:p>657253</text:p>
          </table:table-cell>
          <table:table-cell office:value-type="float" office:value="657278" table:formula="of:=12+5*10+2*[.A19]" table:style-name="ce3">
            <text:p>657278</text:p>
          </table:table-cell>
          <table:table-cell office:value-type="float" office:value="657303" table:formula="of:=12+5*15+2*[.A19]" table:style-name="ce3">
            <text:p>657303</text:p>
          </table:table-cell>
          <table:table-cell office:value-type="float" office:value="657328" table:formula="of:=12+5*20+2*[.A19]" table:style-name="ce3">
            <text:p>657328</text:p>
          </table:table-cell>
          <table:table-cell table:number-columns-repeated="16379" table:style-name="ce3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668419" table:formula="of:=12+5*5+2*[.A20]" table:style-name="ce3">
            <text:p>668419</text:p>
          </table:table-cell>
          <table:table-cell office:value-type="float" office:value="668444" table:formula="of:=12+5*10+2*[.A20]" table:style-name="ce3">
            <text:p>668444</text:p>
          </table:table-cell>
          <table:table-cell office:value-type="float" office:value="668469" table:formula="of:=12+5*15+2*[.A20]" table:style-name="ce3">
            <text:p>668469</text:p>
          </table:table-cell>
          <table:table-cell office:value-type="float" office:value="668494" table:formula="of:=12+5*20+2*[.A20]" table:style-name="ce3">
            <text:p>668494</text:p>
          </table:table-cell>
          <table:table-cell table:number-columns-repeated="16379" table:style-name="ce3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854437" table:formula="of:=12+5*5+2*[.A21]" table:style-name="ce3">
            <text:p>854437</text:p>
          </table:table-cell>
          <table:table-cell office:value-type="float" office:value="854462" table:formula="of:=12+5*10+2*[.A21]" table:style-name="ce3">
            <text:p>854462</text:p>
          </table:table-cell>
          <table:table-cell office:value-type="float" office:value="854487" table:formula="of:=12+5*15+2*[.A21]" table:style-name="ce3">
            <text:p>854487</text:p>
          </table:table-cell>
          <table:table-cell office:value-type="float" office:value="854512" table:formula="of:=12+5*20+2*[.A21]" table:style-name="ce3">
            <text:p>854512</text:p>
          </table:table-cell>
          <table:table-cell table:number-columns-repeated="16379" table:style-name="ce3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078237" table:formula="of:=12+5*5+2*[.A22]" table:style-name="ce3">
            <text:p>1078237</text:p>
          </table:table-cell>
          <table:table-cell office:value-type="float" office:value="1078262" table:formula="of:=12+5*10+2*[.A22]" table:style-name="ce3">
            <text:p>1078262</text:p>
          </table:table-cell>
          <table:table-cell office:value-type="float" office:value="1078287" table:formula="of:=12+5*15+2*[.A22]" table:style-name="ce3">
            <text:p>1078287</text:p>
          </table:table-cell>
          <table:table-cell office:value-type="float" office:value="1078312" table:formula="of:=12+5*20+2*[.A22]" table:style-name="ce3">
            <text:p>1078312</text:p>
          </table:table-cell>
          <table:table-cell table:number-columns-repeated="16379" table:style-name="ce3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215037" table:formula="of:=12+5*5+2*[.A23]" table:style-name="ce3">
            <text:p>1215037</text:p>
          </table:table-cell>
          <table:table-cell office:value-type="float" office:value="1215062" table:formula="of:=12+5*10+2*[.A23]" table:style-name="ce3">
            <text:p>1215062</text:p>
          </table:table-cell>
          <table:table-cell office:value-type="float" office:value="1215087" table:formula="of:=12+5*15+2*[.A23]" table:style-name="ce3">
            <text:p>1215087</text:p>
          </table:table-cell>
          <table:table-cell office:value-type="float" office:value="1215112" table:formula="of:=12+5*20+2*[.A23]" table:style-name="ce3">
            <text:p>1215112</text:p>
          </table:table-cell>
          <table:table-cell office:value-type="string" table:style-name="ce5">
            <text:p>'colocar formula de a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67353" table:formula="of:=5+[.A27]" table:style-name="ce3">
            <text:p>67353</text:p>
          </table:table-cell>
          <table:table-cell office:value-type="float" office:value="67358" table:formula="of:=10+[.A27]" table:style-name="ce3">
            <text:p>67358</text:p>
          </table:table-cell>
          <table:table-cell office:value-type="float" office:value="67363" table:formula="of:=15+[.A27]" table:style-name="ce3">
            <text:p>67363</text:p>
          </table:table-cell>
          <table:table-cell office:value-type="float" office:value="67368" table:formula="of:=20+[.A27]" table:style-name="ce3">
            <text:p>67368</text:p>
          </table:table-cell>
          <table:table-cell table:number-columns-repeated="16379" table:style-name="ce3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79191" table:formula="of:=5+[.A28]" table:style-name="ce3">
            <text:p>79191</text:p>
          </table:table-cell>
          <table:table-cell office:value-type="float" office:value="79196" table:formula="of:=10+[.A28]" table:style-name="ce3">
            <text:p>79196</text:p>
          </table:table-cell>
          <table:table-cell office:value-type="float" office:value="79201" table:formula="of:=15+[.A28]" table:style-name="ce3">
            <text:p>79201</text:p>
          </table:table-cell>
          <table:table-cell office:value-type="float" office:value="79206" table:formula="of:=20+[.A28]" table:style-name="ce3">
            <text:p>79206</text:p>
          </table:table-cell>
          <table:table-cell table:number-columns-repeated="16379" table:style-name="ce3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174729" table:formula="of:=5+[.A29]" table:style-name="ce3">
            <text:p>174729</text:p>
          </table:table-cell>
          <table:table-cell office:value-type="float" office:value="174734" table:formula="of:=10+[.A29]" table:style-name="ce3">
            <text:p>174734</text:p>
          </table:table-cell>
          <table:table-cell office:value-type="float" office:value="174739" table:formula="of:=15+[.A29]" table:style-name="ce3">
            <text:p>174739</text:p>
          </table:table-cell>
          <table:table-cell office:value-type="float" office:value="174744" table:formula="of:=20+[.A29]" table:style-name="ce3">
            <text:p>174744</text:p>
          </table:table-cell>
          <table:table-cell table:number-columns-repeated="16379" table:style-name="ce3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209224" table:formula="of:=5+[.A30]" table:style-name="ce3">
            <text:p>209224</text:p>
          </table:table-cell>
          <table:table-cell office:value-type="float" office:value="209229" table:formula="of:=10+[.A30]" table:style-name="ce3">
            <text:p>209229</text:p>
          </table:table-cell>
          <table:table-cell office:value-type="float" office:value="209234" table:formula="of:=15+[.A30]" table:style-name="ce3">
            <text:p>209234</text:p>
          </table:table-cell>
          <table:table-cell office:value-type="float" office:value="209239" table:formula="of:=20+[.A30]" table:style-name="ce3">
            <text:p>209239</text:p>
          </table:table-cell>
          <table:table-cell table:number-columns-repeated="16379" table:style-name="ce3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220134" table:formula="of:=5+[.A31]" table:style-name="ce3">
            <text:p>220134</text:p>
          </table:table-cell>
          <table:table-cell office:value-type="float" office:value="220139" table:formula="of:=10+[.A31]" table:style-name="ce3">
            <text:p>220139</text:p>
          </table:table-cell>
          <table:table-cell office:value-type="float" office:value="220144" table:formula="of:=15+[.A31]" table:style-name="ce3">
            <text:p>220144</text:p>
          </table:table-cell>
          <table:table-cell office:value-type="float" office:value="220149" table:formula="of:=20+[.A31]" table:style-name="ce3">
            <text:p>220149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25437" table:formula="of:=5+[.A32]" table:style-name="ce3">
            <text:p>225437</text:p>
          </table:table-cell>
          <table:table-cell office:value-type="float" office:value="225442" table:formula="of:=10+[.A32]" table:style-name="ce3">
            <text:p>225442</text:p>
          </table:table-cell>
          <table:table-cell office:value-type="float" office:value="225447" table:formula="of:=15+[.A32]" table:style-name="ce3">
            <text:p>225447</text:p>
          </table:table-cell>
          <table:table-cell office:value-type="float" office:value="225452" table:formula="of:=20+[.A32]" table:style-name="ce3">
            <text:p>225452</text:p>
          </table:table-cell>
          <table:table-cell table:number-columns-repeated="16379" table:style-name="ce3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230480" table:formula="of:=5+[.A33]" table:style-name="ce3">
            <text:p>230480</text:p>
          </table:table-cell>
          <table:table-cell office:value-type="float" office:value="230485" table:formula="of:=10+[.A33]" table:style-name="ce3">
            <text:p>230485</text:p>
          </table:table-cell>
          <table:table-cell office:value-type="float" office:value="230490" table:formula="of:=15+[.A33]" table:style-name="ce3">
            <text:p>230490</text:p>
          </table:table-cell>
          <table:table-cell office:value-type="float" office:value="230495" table:formula="of:=20+[.A33]" table:style-name="ce3">
            <text:p>230495</text:p>
          </table:table-cell>
          <table:table-cell table:number-columns-repeated="16379" table:style-name="ce3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247515" table:formula="of:=5+[.A34]" table:style-name="ce3">
            <text:p>247515</text:p>
          </table:table-cell>
          <table:table-cell office:value-type="float" office:value="247520" table:formula="of:=10+[.A34]" table:style-name="ce3">
            <text:p>247520</text:p>
          </table:table-cell>
          <table:table-cell office:value-type="float" office:value="247525" table:formula="of:=15+[.A34]" table:style-name="ce3">
            <text:p>247525</text:p>
          </table:table-cell>
          <table:table-cell office:value-type="float" office:value="247530" table:formula="of:=20+[.A34]" table:style-name="ce3">
            <text:p>247530</text:p>
          </table:table-cell>
          <table:table-cell table:number-columns-repeated="16379" table:style-name="ce3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261573" table:formula="of:=5+[.A35]" table:style-name="ce3">
            <text:p>261573</text:p>
          </table:table-cell>
          <table:table-cell office:value-type="float" office:value="261578" table:formula="of:=10+[.A35]" table:style-name="ce3">
            <text:p>261578</text:p>
          </table:table-cell>
          <table:table-cell office:value-type="float" office:value="261583" table:formula="of:=15+[.A35]" table:style-name="ce3">
            <text:p>261583</text:p>
          </table:table-cell>
          <table:table-cell office:value-type="float" office:value="261588" table:formula="of:=20+[.A35]" table:style-name="ce3">
            <text:p>261588</text:p>
          </table:table-cell>
          <table:table-cell table:number-columns-repeated="16379" table:style-name="ce3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284219" table:formula="of:=5+[.A36]" table:style-name="ce3">
            <text:p>284219</text:p>
          </table:table-cell>
          <table:table-cell office:value-type="float" office:value="284224" table:formula="of:=10+[.A36]" table:style-name="ce3">
            <text:p>284224</text:p>
          </table:table-cell>
          <table:table-cell office:value-type="float" office:value="284229" table:formula="of:=15+[.A36]" table:style-name="ce3">
            <text:p>284229</text:p>
          </table:table-cell>
          <table:table-cell office:value-type="float" office:value="284234" table:formula="of:=20+[.A36]" table:style-name="ce3">
            <text:p>284234</text:p>
          </table:table-cell>
          <table:table-cell table:number-columns-repeated="16379" table:style-name="ce3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293648" table:formula="of:=5+[.A37]" table:style-name="ce3">
            <text:p>293648</text:p>
          </table:table-cell>
          <table:table-cell office:value-type="float" office:value="293653" table:formula="of:=10+[.A37]" table:style-name="ce3">
            <text:p>293653</text:p>
          </table:table-cell>
          <table:table-cell office:value-type="float" office:value="293658" table:formula="of:=15+[.A37]" table:style-name="ce3">
            <text:p>293658</text:p>
          </table:table-cell>
          <table:table-cell office:value-type="float" office:value="293663" table:formula="of:=20+[.A37]" table:style-name="ce3">
            <text:p>293663</text:p>
          </table:table-cell>
          <table:table-cell table:number-columns-repeated="16379" table:style-name="ce3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296353" table:formula="of:=5+[.A38]" table:style-name="ce3">
            <text:p>296353</text:p>
          </table:table-cell>
          <table:table-cell office:value-type="float" office:value="296358" table:formula="of:=10+[.A38]" table:style-name="ce3">
            <text:p>296358</text:p>
          </table:table-cell>
          <table:table-cell office:value-type="float" office:value="296363" table:formula="of:=15+[.A38]" table:style-name="ce3">
            <text:p>296363</text:p>
          </table:table-cell>
          <table:table-cell office:value-type="float" office:value="296368" table:formula="of:=20+[.A38]" table:style-name="ce3">
            <text:p>296368</text:p>
          </table:table-cell>
          <table:table-cell table:number-columns-repeated="16379" table:style-name="ce3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308033" table:formula="of:=5+[.A39]" table:style-name="ce3">
            <text:p>308033</text:p>
          </table:table-cell>
          <table:table-cell office:value-type="float" office:value="308038" table:formula="of:=10+[.A39]" table:style-name="ce3">
            <text:p>308038</text:p>
          </table:table-cell>
          <table:table-cell office:value-type="float" office:value="308043" table:formula="of:=15+[.A39]" table:style-name="ce3">
            <text:p>308043</text:p>
          </table:table-cell>
          <table:table-cell office:value-type="float" office:value="308048" table:formula="of:=20+[.A39]" table:style-name="ce3">
            <text:p>308048</text:p>
          </table:table-cell>
          <table:table-cell table:number-columns-repeated="16379" table:style-name="ce3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314888" table:formula="of:=5+[.A40]" table:style-name="ce3">
            <text:p>314888</text:p>
          </table:table-cell>
          <table:table-cell office:value-type="float" office:value="314893" table:formula="of:=10+[.A40]" table:style-name="ce3">
            <text:p>314893</text:p>
          </table:table-cell>
          <table:table-cell office:value-type="float" office:value="314898" table:formula="of:=15+[.A40]" table:style-name="ce3">
            <text:p>314898</text:p>
          </table:table-cell>
          <table:table-cell office:value-type="float" office:value="314903" table:formula="of:=20+[.A40]" table:style-name="ce3">
            <text:p>314903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16055" table:formula="of:=5+[.A41]" table:style-name="ce3">
            <text:p>316055</text:p>
          </table:table-cell>
          <table:table-cell office:value-type="float" office:value="316060" table:formula="of:=10+[.A41]" table:style-name="ce3">
            <text:p>316060</text:p>
          </table:table-cell>
          <table:table-cell office:value-type="float" office:value="316065" table:formula="of:=15+[.A41]" table:style-name="ce3">
            <text:p>316065</text:p>
          </table:table-cell>
          <table:table-cell office:value-type="float" office:value="316070" table:formula="of:=20+[.A41]" table:style-name="ce3">
            <text:p>316070</text:p>
          </table:table-cell>
          <table:table-cell table:number-columns-repeated="16379" table:style-name="ce3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328613" table:formula="of:=5+[.A42]" table:style-name="ce3">
            <text:p>328613</text:p>
          </table:table-cell>
          <table:table-cell office:value-type="float" office:value="328618" table:formula="of:=10+[.A42]" table:style-name="ce3">
            <text:p>328618</text:p>
          </table:table-cell>
          <table:table-cell office:value-type="float" office:value="328623" table:formula="of:=15+[.A42]" table:style-name="ce3">
            <text:p>328623</text:p>
          </table:table-cell>
          <table:table-cell office:value-type="float" office:value="328628" table:formula="of:=20+[.A42]" table:style-name="ce3">
            <text:p>328628</text:p>
          </table:table-cell>
          <table:table-cell table:number-columns-repeated="16379" table:style-name="ce3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334196" table:formula="of:=5+[.A43]" table:style-name="ce3">
            <text:p>334196</text:p>
          </table:table-cell>
          <table:table-cell office:value-type="float" office:value="334201" table:formula="of:=10+[.A43]" table:style-name="ce3">
            <text:p>334201</text:p>
          </table:table-cell>
          <table:table-cell office:value-type="float" office:value="334206" table:formula="of:=15+[.A43]" table:style-name="ce3">
            <text:p>334206</text:p>
          </table:table-cell>
          <table:table-cell office:value-type="float" office:value="334211" table:formula="of:=20+[.A43]" table:style-name="ce3">
            <text:p>334211</text:p>
          </table:table-cell>
          <table:table-cell table:number-columns-repeated="16379" table:style-name="ce3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427205" table:formula="of:=5+[.A44]" table:style-name="ce3">
            <text:p>427205</text:p>
          </table:table-cell>
          <table:table-cell office:value-type="float" office:value="427210" table:formula="of:=10+[.A44]" table:style-name="ce3">
            <text:p>427210</text:p>
          </table:table-cell>
          <table:table-cell office:value-type="float" office:value="427215" table:formula="of:=15+[.A44]" table:style-name="ce3">
            <text:p>427215</text:p>
          </table:table-cell>
          <table:table-cell office:value-type="float" office:value="427220" table:formula="of:=20+[.A44]" table:style-name="ce3">
            <text:p>427220</text:p>
          </table:table-cell>
          <table:table-cell table:number-columns-repeated="16379" table:style-name="ce3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539105" table:formula="of:=5+[.A45]" table:style-name="ce3">
            <text:p>539105</text:p>
          </table:table-cell>
          <table:table-cell office:value-type="float" office:value="539110" table:formula="of:=10+[.A45]" table:style-name="ce3">
            <text:p>539110</text:p>
          </table:table-cell>
          <table:table-cell office:value-type="float" office:value="539115" table:formula="of:=15+[.A45]" table:style-name="ce3">
            <text:p>539115</text:p>
          </table:table-cell>
          <table:table-cell office:value-type="float" office:value="539120" table:formula="of:=20+[.A45]" table:style-name="ce3">
            <text:p>539120</text:p>
          </table:table-cell>
          <table:table-cell table:number-columns-repeated="16379" table:style-name="ce3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607505" table:formula="of:=5+[.A46]" table:style-name="ce3">
            <text:p>607505</text:p>
          </table:table-cell>
          <table:table-cell office:value-type="float" office:value="607510" table:formula="of:=10+[.A46]" table:style-name="ce3">
            <text:p>607510</text:p>
          </table:table-cell>
          <table:table-cell office:value-type="float" office:value="607515" table:formula="of:=15+[.A46]" table:style-name="ce3">
            <text:p>607515</text:p>
          </table:table-cell>
          <table:table-cell office:value-type="float" office:value="607520" table:formula="of:=20+[.A46]" table:style-name="ce3">
            <text:p>607520</text:p>
          </table:table-cell>
          <table:table-cell office:value-type="string" table:style-name="ce5">
            <text:p>colocar formula de o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04" table:formula="of:=3+5+2*[.A50]" table:style-name="ce3">
            <text:p>134704</text:p>
          </table:table-cell>
          <table:table-cell office:value-type="float" office:value="134709" table:formula="of:=3+10+2*[.A50]" table:style-name="ce3">
            <text:p>134709</text:p>
          </table:table-cell>
          <table:table-cell office:value-type="float" office:value="134714" table:formula="of:=3+15+2*[.A50]" table:style-name="ce3">
            <text:p>134714</text:p>
          </table:table-cell>
          <table:table-cell office:value-type="float" office:value="134719" table:formula="of:=3+20+2*[.A50]" table:style-name="ce3">
            <text:p>134719</text:p>
          </table:table-cell>
          <table:table-cell table:number-columns-repeated="16379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58380" table:formula="of:=3+5+2*[.A51]" table:style-name="ce3">
            <text:p>158380</text:p>
          </table:table-cell>
          <table:table-cell office:value-type="float" office:value="158385" table:formula="of:=3+10+2*[.A51]" table:style-name="ce3">
            <text:p>158385</text:p>
          </table:table-cell>
          <table:table-cell office:value-type="float" office:value="158390" table:formula="of:=3+15+2*[.A51]" table:style-name="ce3">
            <text:p>158390</text:p>
          </table:table-cell>
          <table:table-cell office:value-type="float" office:value="158395" table:formula="of:=3+20+2*[.A51]" table:style-name="ce3">
            <text:p>158395</text:p>
          </table:table-cell>
          <table:table-cell table:number-columns-repeated="16379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49456" table:formula="of:=3+5+2*[.A52]" table:style-name="ce3">
            <text:p>349456</text:p>
          </table:table-cell>
          <table:table-cell office:value-type="float" office:value="349461" table:formula="of:=3+10+2*[.A52]" table:style-name="ce3">
            <text:p>349461</text:p>
          </table:table-cell>
          <table:table-cell office:value-type="float" office:value="349466" table:formula="of:=3+15+2*[.A52]" table:style-name="ce3">
            <text:p>349466</text:p>
          </table:table-cell>
          <table:table-cell office:value-type="float" office:value="349471" table:formula="of:=3+20+2*[.A52]" table:style-name="ce3">
            <text:p>349471</text:p>
          </table:table-cell>
          <table:table-cell table:number-columns-repeated="16379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18446" table:formula="of:=3+5+2*[.A53]" table:style-name="ce3">
            <text:p>418446</text:p>
          </table:table-cell>
          <table:table-cell office:value-type="float" office:value="418451" table:formula="of:=3+10+2*[.A53]" table:style-name="ce3">
            <text:p>418451</text:p>
          </table:table-cell>
          <table:table-cell office:value-type="float" office:value="418456" table:formula="of:=3+15+2*[.A53]" table:style-name="ce3">
            <text:p>418456</text:p>
          </table:table-cell>
          <table:table-cell office:value-type="float" office:value="418461" table:formula="of:=3+20+2*[.A53]" table:style-name="ce3">
            <text:p>418461</text:p>
          </table:table-cell>
          <table:table-cell table:number-columns-repeated="16379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40266" table:formula="of:=3+5+2*[.A54]" table:style-name="ce3">
            <text:p>440266</text:p>
          </table:table-cell>
          <table:table-cell office:value-type="float" office:value="440271" table:formula="of:=3+10+2*[.A54]" table:style-name="ce3">
            <text:p>440271</text:p>
          </table:table-cell>
          <table:table-cell office:value-type="float" office:value="440276" table:formula="of:=3+15+2*[.A54]" table:style-name="ce3">
            <text:p>440276</text:p>
          </table:table-cell>
          <table:table-cell office:value-type="float" office:value="440281" table:formula="of:=3+20+2*[.A54]" table:style-name="ce3">
            <text:p>440281</text:p>
          </table:table-cell>
          <table:table-cell table:number-columns-repeated="16379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872" table:formula="of:=3+5+2*[.A55]" table:style-name="ce3">
            <text:p>450872</text:p>
          </table:table-cell>
          <table:table-cell office:value-type="float" office:value="450877" table:formula="of:=3+10+2*[.A55]" table:style-name="ce3">
            <text:p>450877</text:p>
          </table:table-cell>
          <table:table-cell office:value-type="float" office:value="450882" table:formula="of:=3+15+2*[.A55]" table:style-name="ce3">
            <text:p>450882</text:p>
          </table:table-cell>
          <table:table-cell office:value-type="float" office:value="450887" table:formula="of:=3+20+2*[.A55]" table:style-name="ce3">
            <text:p>450887</text:p>
          </table:table-cell>
          <table:table-cell table:number-columns-repeated="16379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460958" table:formula="of:=3+5+2*[.A56]" table:style-name="ce3">
            <text:p>460958</text:p>
          </table:table-cell>
          <table:table-cell office:value-type="float" office:value="460963" table:formula="of:=3+10+2*[.A56]" table:style-name="ce3">
            <text:p>460963</text:p>
          </table:table-cell>
          <table:table-cell office:value-type="float" office:value="460968" table:formula="of:=3+15+2*[.A56]" table:style-name="ce3">
            <text:p>460968</text:p>
          </table:table-cell>
          <table:table-cell office:value-type="float" office:value="460973" table:formula="of:=3+20+2*[.A56]" table:style-name="ce3">
            <text:p>460973</text:p>
          </table:table-cell>
          <table:table-cell table:number-columns-repeated="16379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495028" table:formula="of:=3+5+2*[.A57]" table:style-name="ce3">
            <text:p>495028</text:p>
          </table:table-cell>
          <table:table-cell office:value-type="float" office:value="495033" table:formula="of:=3+10+2*[.A57]" table:style-name="ce3">
            <text:p>495033</text:p>
          </table:table-cell>
          <table:table-cell office:value-type="float" office:value="495038" table:formula="of:=3+15+2*[.A57]" table:style-name="ce3">
            <text:p>495038</text:p>
          </table:table-cell>
          <table:table-cell office:value-type="float" office:value="495043" table:formula="of:=3+20+2*[.A57]" table:style-name="ce3">
            <text:p>495043</text:p>
          </table:table-cell>
          <table:table-cell table:number-columns-repeated="16379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523144" table:formula="of:=3+5+2*[.A58]" table:style-name="ce3">
            <text:p>523144</text:p>
          </table:table-cell>
          <table:table-cell office:value-type="float" office:value="523149" table:formula="of:=3+10+2*[.A58]" table:style-name="ce3">
            <text:p>523149</text:p>
          </table:table-cell>
          <table:table-cell office:value-type="float" office:value="523154" table:formula="of:=3+15+2*[.A58]" table:style-name="ce3">
            <text:p>523154</text:p>
          </table:table-cell>
          <table:table-cell office:value-type="float" office:value="523159" table:formula="of:=3+20+2*[.A58]" table:style-name="ce3">
            <text:p>523159</text:p>
          </table:table-cell>
          <table:table-cell table:number-columns-repeated="16379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568436" table:formula="of:=3+5+2*[.A59]" table:style-name="ce3">
            <text:p>568436</text:p>
          </table:table-cell>
          <table:table-cell office:value-type="float" office:value="568441" table:formula="of:=3+10+2*[.A59]" table:style-name="ce3">
            <text:p>568441</text:p>
          </table:table-cell>
          <table:table-cell office:value-type="float" office:value="568446" table:formula="of:=3+15+2*[.A59]" table:style-name="ce3">
            <text:p>568446</text:p>
          </table:table-cell>
          <table:table-cell office:value-type="float" office:value="568451" table:formula="of:=3+20+2*[.A59]" table:style-name="ce3">
            <text:p>568451</text:p>
          </table:table-cell>
          <table:table-cell table:number-columns-repeated="16379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587294" table:formula="of:=3+5+2*[.A60]" table:style-name="ce3">
            <text:p>587294</text:p>
          </table:table-cell>
          <table:table-cell office:value-type="float" office:value="587299" table:formula="of:=3+10+2*[.A60]" table:style-name="ce3">
            <text:p>587299</text:p>
          </table:table-cell>
          <table:table-cell office:value-type="float" office:value="587304" table:formula="of:=3+15+2*[.A60]" table:style-name="ce3">
            <text:p>587304</text:p>
          </table:table-cell>
          <table:table-cell office:value-type="float" office:value="587309" table:formula="of:=3+20+2*[.A60]" table:style-name="ce3">
            <text:p>587309</text:p>
          </table:table-cell>
          <table:table-cell table:number-columns-repeated="16379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592704" table:formula="of:=3+5+2*[.A61]" table:style-name="ce3">
            <text:p>592704</text:p>
          </table:table-cell>
          <table:table-cell office:value-type="float" office:value="592709" table:formula="of:=3+10+2*[.A61]" table:style-name="ce3">
            <text:p>592709</text:p>
          </table:table-cell>
          <table:table-cell office:value-type="float" office:value="592714" table:formula="of:=3+15+2*[.A61]" table:style-name="ce3">
            <text:p>592714</text:p>
          </table:table-cell>
          <table:table-cell office:value-type="float" office:value="592719" table:formula="of:=3+20+2*[.A61]" table:style-name="ce3">
            <text:p>592719</text:p>
          </table:table-cell>
          <table:table-cell table:number-columns-repeated="16379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616064" table:formula="of:=3+5+2*[.A62]" table:style-name="ce3">
            <text:p>616064</text:p>
          </table:table-cell>
          <table:table-cell office:value-type="float" office:value="616069" table:formula="of:=3+10+2*[.A62]" table:style-name="ce3">
            <text:p>616069</text:p>
          </table:table-cell>
          <table:table-cell office:value-type="float" office:value="616074" table:formula="of:=3+15+2*[.A62]" table:style-name="ce3">
            <text:p>616074</text:p>
          </table:table-cell>
          <table:table-cell office:value-type="float" office:value="616079" table:formula="of:=3+20+2*[.A62]" table:style-name="ce3">
            <text:p>616079</text:p>
          </table:table-cell>
          <table:table-cell table:number-columns-repeated="16379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629774" table:formula="of:=3+5+2*[.A63]" table:style-name="ce3">
            <text:p>629774</text:p>
          </table:table-cell>
          <table:table-cell office:value-type="float" office:value="629779" table:formula="of:=3+10+2*[.A63]" table:style-name="ce3">
            <text:p>629779</text:p>
          </table:table-cell>
          <table:table-cell office:value-type="float" office:value="629784" table:formula="of:=3+15+2*[.A63]" table:style-name="ce3">
            <text:p>629784</text:p>
          </table:table-cell>
          <table:table-cell office:value-type="float" office:value="629789" table:formula="of:=3+20+2*[.A63]" table:style-name="ce3">
            <text:p>629789</text:p>
          </table:table-cell>
          <table:table-cell table:number-columns-repeated="16379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08" table:formula="of:=3+5+2*[.A64]" table:style-name="ce3">
            <text:p>632108</text:p>
          </table:table-cell>
          <table:table-cell office:value-type="float" office:value="632113" table:formula="of:=3+10+2*[.A64]" table:style-name="ce3">
            <text:p>632113</text:p>
          </table:table-cell>
          <table:table-cell office:value-type="float" office:value="632118" table:formula="of:=3+15+2*[.A64]" table:style-name="ce3">
            <text:p>632118</text:p>
          </table:table-cell>
          <table:table-cell office:value-type="float" office:value="632123" table:formula="of:=3+20+2*[.A64]" table:style-name="ce3">
            <text:p>632123</text:p>
          </table:table-cell>
          <table:table-cell table:number-columns-repeated="16379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657224" table:formula="of:=3+5+2*[.A65]" table:style-name="ce3">
            <text:p>657224</text:p>
          </table:table-cell>
          <table:table-cell office:value-type="float" office:value="657229" table:formula="of:=3+10+2*[.A65]" table:style-name="ce3">
            <text:p>657229</text:p>
          </table:table-cell>
          <table:table-cell office:value-type="float" office:value="657234" table:formula="of:=3+15+2*[.A65]" table:style-name="ce3">
            <text:p>657234</text:p>
          </table:table-cell>
          <table:table-cell office:value-type="float" office:value="657239" table:formula="of:=3+20+2*[.A65]" table:style-name="ce3">
            <text:p>657239</text:p>
          </table:table-cell>
          <table:table-cell table:number-columns-repeated="16379" table:style-name="ce3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668390" table:formula="of:=3+5+2*[.A66]" table:style-name="ce3">
            <text:p>668390</text:p>
          </table:table-cell>
          <table:table-cell office:value-type="float" office:value="668395" table:formula="of:=3+10+2*[.A66]" table:style-name="ce3">
            <text:p>668395</text:p>
          </table:table-cell>
          <table:table-cell office:value-type="float" office:value="668400" table:formula="of:=3+15+2*[.A66]" table:style-name="ce3">
            <text:p>668400</text:p>
          </table:table-cell>
          <table:table-cell office:value-type="float" office:value="668405" table:formula="of:=3+20+2*[.A66]" table:style-name="ce3">
            <text:p>668405</text:p>
          </table:table-cell>
          <table:table-cell table:number-columns-repeated="16379" table:style-name="ce3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854408" table:formula="of:=3+5+2*[.A67]" table:style-name="ce3">
            <text:p>854408</text:p>
          </table:table-cell>
          <table:table-cell office:value-type="float" office:value="854413" table:formula="of:=3+10+2*[.A67]" table:style-name="ce3">
            <text:p>854413</text:p>
          </table:table-cell>
          <table:table-cell office:value-type="float" office:value="854418" table:formula="of:=3+15+2*[.A67]" table:style-name="ce3">
            <text:p>854418</text:p>
          </table:table-cell>
          <table:table-cell office:value-type="float" office:value="854423" table:formula="of:=3+20+2*[.A67]" table:style-name="ce3">
            <text:p>854423</text:p>
          </table:table-cell>
          <table:table-cell table:number-columns-repeated="16379" table:style-name="ce3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078208" table:formula="of:=3+5+2*[.A68]" table:style-name="ce3">
            <text:p>1078208</text:p>
          </table:table-cell>
          <table:table-cell office:value-type="float" office:value="1078213" table:formula="of:=3+10+2*[.A68]" table:style-name="ce3">
            <text:p>1078213</text:p>
          </table:table-cell>
          <table:table-cell office:value-type="float" office:value="1078218" table:formula="of:=3+15+2*[.A68]" table:style-name="ce3">
            <text:p>1078218</text:p>
          </table:table-cell>
          <table:table-cell office:value-type="float" office:value="1078223" table:formula="of:=3+20+2*[.A68]" table:style-name="ce3">
            <text:p>1078223</text:p>
          </table:table-cell>
          <table:table-cell table:number-columns-repeated="16379" table:style-name="ce3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215008" table:formula="of:=3+5+2*[.A69]" table:style-name="ce3">
            <text:p>1215008</text:p>
          </table:table-cell>
          <table:table-cell office:value-type="float" office:value="1215013" table:formula="of:=3+10+2*[.A69]" table:style-name="ce3">
            <text:p>1215013</text:p>
          </table:table-cell>
          <table:table-cell office:value-type="float" office:value="1215018" table:formula="of:=3+15+2*[.A69]" table:style-name="ce3">
            <text:p>1215018</text:p>
          </table:table-cell>
          <table:table-cell office:value-type="float" office:value="1215023" table:formula="of:=3+20+2*[.A69]" table:style-name="ce3">
            <text:p>1215023</text:p>
          </table:table-cell>
          <table:table-cell office:value-type="string" table:style-name="ce5">
            <text:p>colocar formula de c(n,k) no bloco de incialização</text:p>
          </table:table-cell>
          <table:table-cell table:number-columns-repeated="16378"/>
        </table:table-row>
        <table:table-row table:number-rows-repeated="2" table:style-name="ro1">
          <table:table-cell table:style-name="ce6"/>
          <table:table-cell table:number-columns-repeated="16383" table:style-name="ce3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336790" table:formula="of:=[.B4]+[.B27]+[.B50]" table:style-name="ce7">
            <text:p>336790,0</text:p>
          </table:table-cell>
          <table:table-cell office:value-type="float" office:value="336825" table:formula="of:=[.C4]+[.C27]+[.C50]" table:style-name="ce7">
            <text:p>336825,0</text:p>
          </table:table-cell>
          <table:table-cell office:value-type="float" office:value="336860" table:formula="of:=[.D4]+[.D27]+[.D50]" table:style-name="ce7">
            <text:p>336860,0</text:p>
          </table:table-cell>
          <table:table-cell office:value-type="float" office:value="336895" table:formula="of:=[.E4]+[.E27]+[.E50]" table:style-name="ce7">
            <text:p>336895,0</text:p>
          </table:table-cell>
          <table:table-cell table:number-columns-repeated="16379" table:style-name="ce3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395980" table:formula="of:=[.B5]+[.B28]+[.B51]" table:style-name="ce7">
            <text:p>395980,0</text:p>
          </table:table-cell>
          <table:table-cell office:value-type="float" office:value="396015" table:formula="of:=[.C5]+[.C28]+[.C51]" table:style-name="ce7">
            <text:p>396015,0</text:p>
          </table:table-cell>
          <table:table-cell office:value-type="float" office:value="396050" table:formula="of:=[.D5]+[.D28]+[.D51]" table:style-name="ce7">
            <text:p>396050,0</text:p>
          </table:table-cell>
          <table:table-cell office:value-type="float" office:value="396085" table:formula="of:=[.E5]+[.E28]+[.E51]" table:style-name="ce7">
            <text:p>396085,0</text:p>
          </table:table-cell>
          <table:table-cell table:number-columns-repeated="16379" table:style-name="ce3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873670" table:formula="of:=[.B6]+[.B29]+[.B52]" table:style-name="ce7">
            <text:p>873670,0</text:p>
          </table:table-cell>
          <table:table-cell office:value-type="float" office:value="873705" table:formula="of:=[.C6]+[.C29]+[.C52]" table:style-name="ce7">
            <text:p>873705,0</text:p>
          </table:table-cell>
          <table:table-cell office:value-type="float" office:value="873740" table:formula="of:=[.D6]+[.D29]+[.D52]" table:style-name="ce7">
            <text:p>873740,0</text:p>
          </table:table-cell>
          <table:table-cell office:value-type="float" office:value="873775" table:formula="of:=[.E6]+[.E29]+[.E52]" table:style-name="ce7">
            <text:p>873775,0</text:p>
          </table:table-cell>
          <table:table-cell table:number-columns-repeated="16379" table:style-name="ce3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1046145" table:formula="of:=[.B7]+[.B30]+[.B53]" table:style-name="ce7">
            <text:p>1046145,0</text:p>
          </table:table-cell>
          <table:table-cell office:value-type="float" office:value="1046180" table:formula="of:=[.C7]+[.C30]+[.C53]" table:style-name="ce7">
            <text:p>1046180,0</text:p>
          </table:table-cell>
          <table:table-cell office:value-type="float" office:value="1046215" table:formula="of:=[.D7]+[.D30]+[.D53]" table:style-name="ce7">
            <text:p>1046215,0</text:p>
          </table:table-cell>
          <table:table-cell office:value-type="float" office:value="1046250" table:formula="of:=[.E7]+[.E30]+[.E53]" table:style-name="ce7">
            <text:p>1046250,0</text:p>
          </table:table-cell>
          <table:table-cell table:number-columns-repeated="16379" table:style-name="ce3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1100695" table:formula="of:=[.B8]+[.B31]+[.B54]" table:style-name="ce7">
            <text:p>1100695,0</text:p>
          </table:table-cell>
          <table:table-cell office:value-type="float" office:value="1100730" table:formula="of:=[.C8]+[.C31]+[.C54]" table:style-name="ce7">
            <text:p>1100730,0</text:p>
          </table:table-cell>
          <table:table-cell office:value-type="float" office:value="1100765" table:formula="of:=[.D8]+[.D31]+[.D54]" table:style-name="ce7">
            <text:p>1100765,0</text:p>
          </table:table-cell>
          <table:table-cell office:value-type="float" office:value="1100800" table:formula="of:=[.E8]+[.E31]+[.E54]" table:style-name="ce7">
            <text:p>1100800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127210" table:formula="of:=[.B9]+[.B32]+[.B55]" table:style-name="ce7">
            <text:p>1127210,0</text:p>
          </table:table-cell>
          <table:table-cell office:value-type="float" office:value="1127245" table:formula="of:=[.C9]+[.C32]+[.C55]" table:style-name="ce7">
            <text:p>1127245,0</text:p>
          </table:table-cell>
          <table:table-cell office:value-type="float" office:value="1127280" table:formula="of:=[.D9]+[.D32]+[.D55]" table:style-name="ce7">
            <text:p>1127280,0</text:p>
          </table:table-cell>
          <table:table-cell office:value-type="float" office:value="1127315" table:formula="of:=[.E9]+[.E32]+[.E55]" table:style-name="ce7">
            <text:p>1127315,0</text:p>
          </table:table-cell>
          <table:table-cell table:number-columns-repeated="16379" table:style-name="ce3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1152425" table:formula="of:=[.B10]+[.B33]+[.B56]" table:style-name="ce7">
            <text:p>1152425,0</text:p>
          </table:table-cell>
          <table:table-cell office:value-type="float" office:value="1152460" table:formula="of:=[.C10]+[.C33]+[.C56]" table:style-name="ce7">
            <text:p>1152460,0</text:p>
          </table:table-cell>
          <table:table-cell office:value-type="float" office:value="1152495" table:formula="of:=[.D10]+[.D33]+[.D56]" table:style-name="ce7">
            <text:p>1152495,0</text:p>
          </table:table-cell>
          <table:table-cell office:value-type="float" office:value="1152530" table:formula="of:=[.E10]+[.E33]+[.E56]" table:style-name="ce7">
            <text:p>1152530,0</text:p>
          </table:table-cell>
          <table:table-cell table:number-columns-repeated="16379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1237600" table:formula="of:=[.B11]+[.B34]+[.B57]" table:style-name="ce7">
            <text:p>1237600,0</text:p>
          </table:table-cell>
          <table:table-cell office:value-type="float" office:value="1237635" table:formula="of:=[.C11]+[.C34]+[.C57]" table:style-name="ce7">
            <text:p>1237635,0</text:p>
          </table:table-cell>
          <table:table-cell office:value-type="float" office:value="1237670" table:formula="of:=[.D11]+[.D34]+[.D57]" table:style-name="ce7">
            <text:p>1237670,0</text:p>
          </table:table-cell>
          <table:table-cell office:value-type="float" office:value="1237705" table:formula="of:=[.E11]+[.E34]+[.E57]" table:style-name="ce7">
            <text:p>1237705,0</text:p>
          </table:table-cell>
          <table:table-cell table:number-columns-repeated="16379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1307890" table:formula="of:=[.B12]+[.B35]+[.B58]" table:style-name="ce7">
            <text:p>1307890,0</text:p>
          </table:table-cell>
          <table:table-cell office:value-type="float" office:value="1307925" table:formula="of:=[.C12]+[.C35]+[.C58]" table:style-name="ce7">
            <text:p>1307925,0</text:p>
          </table:table-cell>
          <table:table-cell office:value-type="float" office:value="1307960" table:formula="of:=[.D12]+[.D35]+[.D58]" table:style-name="ce7">
            <text:p>1307960,0</text:p>
          </table:table-cell>
          <table:table-cell office:value-type="float" office:value="1307995" table:formula="of:=[.E12]+[.E35]+[.E58]" table:style-name="ce7">
            <text:p>1307995,0</text:p>
          </table:table-cell>
          <table:table-cell table:number-columns-repeated="16379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1421120" table:formula="of:=[.B13]+[.B36]+[.B59]" table:style-name="ce7">
            <text:p>1421120,0</text:p>
          </table:table-cell>
          <table:table-cell office:value-type="float" office:value="1421155" table:formula="of:=[.C13]+[.C36]+[.C59]" table:style-name="ce7">
            <text:p>1421155,0</text:p>
          </table:table-cell>
          <table:table-cell office:value-type="float" office:value="1421190" table:formula="of:=[.D13]+[.D36]+[.D59]" table:style-name="ce7">
            <text:p>1421190,0</text:p>
          </table:table-cell>
          <table:table-cell office:value-type="float" office:value="1421225" table:formula="of:=[.E13]+[.E36]+[.E59]" table:style-name="ce7">
            <text:p>1421225,0</text:p>
          </table:table-cell>
          <table:table-cell table:number-columns-repeated="16379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1468265" table:formula="of:=[.B14]+[.B37]+[.B60]" table:style-name="ce7">
            <text:p>1468265,0</text:p>
          </table:table-cell>
          <table:table-cell office:value-type="float" office:value="1468300" table:formula="of:=[.C14]+[.C37]+[.C60]" table:style-name="ce7">
            <text:p>1468300,0</text:p>
          </table:table-cell>
          <table:table-cell office:value-type="float" office:value="1468335" table:formula="of:=[.D14]+[.D37]+[.D60]" table:style-name="ce7">
            <text:p>1468335,0</text:p>
          </table:table-cell>
          <table:table-cell office:value-type="float" office:value="1468370" table:formula="of:=[.E14]+[.E37]+[.E60]" table:style-name="ce7">
            <text:p>1468370,0</text:p>
          </table:table-cell>
          <table:table-cell table:number-columns-repeated="16379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1481790" table:formula="of:=[.B15]+[.B38]+[.B61]" table:style-name="ce7">
            <text:p>1481790,0</text:p>
          </table:table-cell>
          <table:table-cell office:value-type="float" office:value="1481825" table:formula="of:=[.C15]+[.C38]+[.C61]" table:style-name="ce7">
            <text:p>1481825,0</text:p>
          </table:table-cell>
          <table:table-cell office:value-type="float" office:value="1481860" table:formula="of:=[.D15]+[.D38]+[.D61]" table:style-name="ce7">
            <text:p>1481860,0</text:p>
          </table:table-cell>
          <table:table-cell office:value-type="float" office:value="1481895" table:formula="of:=[.E15]+[.E38]+[.E61]" table:style-name="ce7">
            <text:p>1481895,0</text:p>
          </table:table-cell>
          <table:table-cell table:number-columns-repeated="16379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1540190" table:formula="of:=[.B16]+[.B39]+[.B62]" table:style-name="ce7">
            <text:p>1540190,0</text:p>
          </table:table-cell>
          <table:table-cell office:value-type="float" office:value="1540225" table:formula="of:=[.C16]+[.C39]+[.C62]" table:style-name="ce7">
            <text:p>1540225,0</text:p>
          </table:table-cell>
          <table:table-cell office:value-type="float" office:value="1540260" table:formula="of:=[.D16]+[.D39]+[.D62]" table:style-name="ce7">
            <text:p>1540260,0</text:p>
          </table:table-cell>
          <table:table-cell office:value-type="float" office:value="1540295" table:formula="of:=[.E16]+[.E39]+[.E62]" table:style-name="ce7">
            <text:p>1540295,0</text:p>
          </table:table-cell>
          <table:table-cell table:number-columns-repeated="16379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1574465" table:formula="of:=[.B17]+[.B40]+[.B63]" table:style-name="ce7">
            <text:p>1574465,0</text:p>
          </table:table-cell>
          <table:table-cell office:value-type="float" office:value="1574500" table:formula="of:=[.C17]+[.C40]+[.C63]" table:style-name="ce7">
            <text:p>1574500,0</text:p>
          </table:table-cell>
          <table:table-cell office:value-type="float" office:value="1574535" table:formula="of:=[.D17]+[.D40]+[.D63]" table:style-name="ce7">
            <text:p>1574535,0</text:p>
          </table:table-cell>
          <table:table-cell office:value-type="float" office:value="1574570" table:formula="of:=[.E17]+[.E40]+[.E63]" table:style-name="ce7">
            <text:p>1574570,0</text:p>
          </table:table-cell>
          <table:table-cell table:number-columns-repeated="16379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1580300" table:formula="of:=[.B18]+[.B41]+[.B64]" table:style-name="ce7">
            <text:p>1580300,0</text:p>
          </table:table-cell>
          <table:table-cell office:value-type="float" office:value="1580335" table:formula="of:=[.C18]+[.C41]+[.C64]" table:style-name="ce7">
            <text:p>1580335,0</text:p>
          </table:table-cell>
          <table:table-cell office:value-type="float" office:value="1580370" table:formula="of:=[.D18]+[.D41]+[.D64]" table:style-name="ce7">
            <text:p>1580370,0</text:p>
          </table:table-cell>
          <table:table-cell office:value-type="float" office:value="1580405" table:formula="of:=[.E18]+[.E41]+[.E64]" table:style-name="ce7">
            <text:p>1580405,0</text:p>
          </table:table-cell>
          <table:table-cell table:number-columns-repeated="16379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1643090" table:formula="of:=[.B19]+[.B42]+[.B65]" table:style-name="ce7">
            <text:p>1643090,0</text:p>
          </table:table-cell>
          <table:table-cell office:value-type="float" office:value="1643125" table:formula="of:=[.C19]+[.C42]+[.C65]" table:style-name="ce7">
            <text:p>1643125,0</text:p>
          </table:table-cell>
          <table:table-cell office:value-type="float" office:value="1643160" table:formula="of:=[.D19]+[.D42]+[.D65]" table:style-name="ce7">
            <text:p>1643160,0</text:p>
          </table:table-cell>
          <table:table-cell office:value-type="float" office:value="1643195" table:formula="of:=[.E19]+[.E42]+[.E65]" table:style-name="ce7">
            <text:p>1643195,0</text:p>
          </table:table-cell>
          <table:table-cell table:number-columns-repeated="16379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1671005" table:formula="of:=[.B20]+[.B43]+[.B66]" table:style-name="ce7">
            <text:p>1671005,0</text:p>
          </table:table-cell>
          <table:table-cell office:value-type="float" office:value="1671040" table:formula="of:=[.C20]+[.C43]+[.C66]" table:style-name="ce7">
            <text:p>1671040,0</text:p>
          </table:table-cell>
          <table:table-cell office:value-type="float" office:value="1671075" table:formula="of:=[.D20]+[.D43]+[.D66]" table:style-name="ce7">
            <text:p>1671075,0</text:p>
          </table:table-cell>
          <table:table-cell office:value-type="float" office:value="1671110" table:formula="of:=[.E20]+[.E43]+[.E66]" table:style-name="ce7">
            <text:p>1671110,0</text:p>
          </table:table-cell>
          <table:table-cell table:number-columns-repeated="16379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2136050" table:formula="of:=[.B21]+[.B44]+[.B67]" table:style-name="ce7">
            <text:p>2136050,0</text:p>
          </table:table-cell>
          <table:table-cell office:value-type="float" office:value="2136085" table:formula="of:=[.C21]+[.C44]+[.C67]" table:style-name="ce7">
            <text:p>2136085,0</text:p>
          </table:table-cell>
          <table:table-cell office:value-type="float" office:value="2136120" table:formula="of:=[.D21]+[.D44]+[.D67]" table:style-name="ce7">
            <text:p>2136120,0</text:p>
          </table:table-cell>
          <table:table-cell office:value-type="float" office:value="2136155" table:formula="of:=[.E21]+[.E44]+[.E67]" table:style-name="ce7">
            <text:p>2136155,0</text:p>
          </table:table-cell>
          <table:table-cell table:number-columns-repeated="16379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2695550" table:formula="of:=[.B22]+[.B45]+[.B68]" table:style-name="ce7">
            <text:p>2695550,0</text:p>
          </table:table-cell>
          <table:table-cell office:value-type="float" office:value="2695585" table:formula="of:=[.C22]+[.C45]+[.C68]" table:style-name="ce7">
            <text:p>2695585,0</text:p>
          </table:table-cell>
          <table:table-cell office:value-type="float" office:value="2695620" table:formula="of:=[.D22]+[.D45]+[.D68]" table:style-name="ce7">
            <text:p>2695620,0</text:p>
          </table:table-cell>
          <table:table-cell office:value-type="float" office:value="2695655" table:formula="of:=[.E22]+[.E45]+[.E68]" table:style-name="ce7">
            <text:p>2695655,0</text:p>
          </table:table-cell>
          <table:table-cell table:number-columns-repeated="16379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3037550" table:formula="of:=[.B23]+[.B46]+[.B69]" table:style-name="ce7">
            <text:p>3037550,0</text:p>
          </table:table-cell>
          <table:table-cell office:value-type="float" office:value="3037585" table:formula="of:=[.C23]+[.C46]+[.C69]" table:style-name="ce7">
            <text:p>3037585,0</text:p>
          </table:table-cell>
          <table:table-cell office:value-type="float" office:value="3037620" table:formula="of:=[.D23]+[.D46]+[.D69]" table:style-name="ce7">
            <text:p>3037620,0</text:p>
          </table:table-cell>
          <table:table-cell office:value-type="float" office:value="3037655" table:formula="of:=[.E23]+[.E46]+[.E69]" table:style-name="ce7">
            <text:p>3037655,0</text:p>
          </table:table-cell>
          <table:table-cell table:number-columns-repeated="16379"/>
        </table:table-row>
        <table:table-row table:number-rows-repeated="2" table:style-name="ro1">
          <table:table-cell table:style-name="ce6"/>
          <table:table-cell table:number-columns-repeated="16383" table:style-name="ce3"/>
        </table:table-row>
        <table:table-row table:number-rows-repeated="904" table:style-name="ro1">
          <table:table-cell table:style-name="ce6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table table:name="iterativo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0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8418570" table:formula="of:=4+6+12*5+25*[.A4]*5" table:style-name="ce3">
            <text:p>8418570</text:p>
          </table:table-cell>
          <table:table-cell office:value-type="float" office:value="16837130" table:formula="of:=4+6+12*10+25*[.A4]*10" table:style-name="ce3">
            <text:p>16837130</text:p>
          </table:table-cell>
          <table:table-cell office:value-type="float" office:value="25255690" table:formula="of:=4+6+12*15+25*[.A4]*15" table:style-name="ce3">
            <text:p>25255690</text:p>
          </table:table-cell>
          <table:table-cell office:value-type="float" office:value="33674250" table:formula="of:=4+6+12*20+25*[.A4]*20" table:style-name="ce3">
            <text:p>33674250</text:p>
          </table:table-cell>
          <table:table-cell office:value-type="string" table:style-name="ce5">
            <text:p>'colocar formula de a(n,k) no bloco iterativo</text:p>
          </table:table-cell>
          <table:table-cell table:style-name="ce3">
            <draw:frame draw:z-index="1" draw:id="id2" draw:style-name="a2" draw:name="Gráfico 1" svg:x="0.11458in" svg:y="0.04167in" svg:width="4.8866in" svg:height="4.476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9898320" table:formula="of:=4+6+12*5+25*[.A5]*5" table:style-name="ce3">
            <text:p>9898320</text:p>
          </table:table-cell>
          <table:table-cell office:value-type="float" office:value="19796630" table:formula="of:=4+6+12*10+25*[.A5]*10" table:style-name="ce3">
            <text:p>19796630</text:p>
          </table:table-cell>
          <table:table-cell office:value-type="float" office:value="29694940" table:formula="of:=4+6+12*15+25*[.A5]*15" table:style-name="ce3">
            <text:p>29694940</text:p>
          </table:table-cell>
          <table:table-cell office:value-type="float" office:value="39593250" table:formula="of:=4+6+12*20+25*[.A5]*20" table:style-name="ce3">
            <text:p>39593250</text:p>
          </table:table-cell>
          <table:table-cell table:number-columns-repeated="16379" table:style-name="ce3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21840570" table:formula="of:=4+6+12*5+25*[.A6]*5" table:style-name="ce3">
            <text:p>21840570</text:p>
          </table:table-cell>
          <table:table-cell office:value-type="float" office:value="43681130" table:formula="of:=4+6+12*10+25*[.A6]*10" table:style-name="ce3">
            <text:p>43681130</text:p>
          </table:table-cell>
          <table:table-cell office:value-type="float" office:value="65521690" table:formula="of:=4+6+12*15+25*[.A6]*15" table:style-name="ce3">
            <text:p>65521690</text:p>
          </table:table-cell>
          <table:table-cell office:value-type="float" office:value="87362250" table:formula="of:=4+6+12*20+25*[.A6]*20" table:style-name="ce3">
            <text:p>87362250</text:p>
          </table:table-cell>
          <table:table-cell table:number-columns-repeated="16379" table:style-name="ce3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26152445" table:formula="of:=4+6+12*5+25*[.A7]*5" table:style-name="ce3">
            <text:p>26152445</text:p>
          </table:table-cell>
          <table:table-cell office:value-type="float" office:value="52304880" table:formula="of:=4+6+12*10+25*[.A7]*10" table:style-name="ce3">
            <text:p>52304880</text:p>
          </table:table-cell>
          <table:table-cell office:value-type="float" office:value="78457315" table:formula="of:=4+6+12*15+25*[.A7]*15" table:style-name="ce3">
            <text:p>78457315</text:p>
          </table:table-cell>
          <table:table-cell office:value-type="float" office:value="104609750" table:formula="of:=4+6+12*20+25*[.A7]*20" table:style-name="ce3">
            <text:p>104609750</text:p>
          </table:table-cell>
          <table:table-cell table:number-columns-repeated="16379" table:style-name="ce3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27516195" table:formula="of:=4+6+12*5+25*[.A8]*5" table:style-name="ce3">
            <text:p>27516195</text:p>
          </table:table-cell>
          <table:table-cell office:value-type="float" office:value="55032380" table:formula="of:=4+6+12*10+25*[.A8]*10" table:style-name="ce3">
            <text:p>55032380</text:p>
          </table:table-cell>
          <table:table-cell office:value-type="float" office:value="82548565" table:formula="of:=4+6+12*15+25*[.A8]*15" table:style-name="ce3">
            <text:p>82548565</text:p>
          </table:table-cell>
          <table:table-cell office:value-type="float" office:value="110064750" table:formula="of:=4+6+12*20+25*[.A8]*20" table:style-name="ce3">
            <text:p>11006475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8179070" table:formula="of:=4+6+12*5+25*[.A9]*5" table:style-name="ce3">
            <text:p>28179070</text:p>
          </table:table-cell>
          <table:table-cell office:value-type="float" office:value="56358130" table:formula="of:=4+6+12*10+25*[.A9]*10" table:style-name="ce3">
            <text:p>56358130</text:p>
          </table:table-cell>
          <table:table-cell office:value-type="float" office:value="84537190" table:formula="of:=4+6+12*15+25*[.A9]*15" table:style-name="ce3">
            <text:p>84537190</text:p>
          </table:table-cell>
          <table:table-cell office:value-type="float" office:value="112716250" table:formula="of:=4+6+12*20+25*[.A9]*20" table:style-name="ce3">
            <text:p>112716250</text:p>
          </table:table-cell>
          <table:table-cell table:number-columns-repeated="16379" table:style-name="ce3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28809445" table:formula="of:=4+6+12*5+25*[.A10]*5" table:style-name="ce3">
            <text:p>28809445</text:p>
          </table:table-cell>
          <table:table-cell office:value-type="float" office:value="57618880" table:formula="of:=4+6+12*10+25*[.A10]*10" table:style-name="ce3">
            <text:p>57618880</text:p>
          </table:table-cell>
          <table:table-cell office:value-type="float" office:value="86428315" table:formula="of:=4+6+12*15+25*[.A10]*15" table:style-name="ce3">
            <text:p>86428315</text:p>
          </table:table-cell>
          <table:table-cell office:value-type="float" office:value="115237750" table:formula="of:=4+6+12*20+25*[.A10]*20" table:style-name="ce3">
            <text:p>115237750</text:p>
          </table:table-cell>
          <table:table-cell table:number-columns-repeated="16379" table:style-name="ce3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30938820" table:formula="of:=4+6+12*5+25*[.A11]*5" table:style-name="ce3">
            <text:p>30938820</text:p>
          </table:table-cell>
          <table:table-cell office:value-type="float" office:value="61877630" table:formula="of:=4+6+12*10+25*[.A11]*10" table:style-name="ce3">
            <text:p>61877630</text:p>
          </table:table-cell>
          <table:table-cell office:value-type="float" office:value="92816440" table:formula="of:=4+6+12*15+25*[.A11]*15" table:style-name="ce3">
            <text:p>92816440</text:p>
          </table:table-cell>
          <table:table-cell office:value-type="float" office:value="123755250" table:formula="of:=4+6+12*20+25*[.A11]*20" table:style-name="ce3">
            <text:p>123755250</text:p>
          </table:table-cell>
          <table:table-cell table:number-columns-repeated="16379" table:style-name="ce3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32696070" table:formula="of:=4+6+12*5+25*[.A12]*5" table:style-name="ce3">
            <text:p>32696070</text:p>
          </table:table-cell>
          <table:table-cell office:value-type="float" office:value="65392130" table:formula="of:=4+6+12*10+25*[.A12]*10" table:style-name="ce3">
            <text:p>65392130</text:p>
          </table:table-cell>
          <table:table-cell office:value-type="float" office:value="98088190" table:formula="of:=4+6+12*15+25*[.A12]*15" table:style-name="ce3">
            <text:p>98088190</text:p>
          </table:table-cell>
          <table:table-cell office:value-type="float" office:value="130784250" table:formula="of:=4+6+12*20+25*[.A12]*20" table:style-name="ce3">
            <text:p>130784250</text:p>
          </table:table-cell>
          <table:table-cell table:number-columns-repeated="16379" table:style-name="ce3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35526820" table:formula="of:=4+6+12*5+25*[.A13]*5" table:style-name="ce3">
            <text:p>35526820</text:p>
          </table:table-cell>
          <table:table-cell office:value-type="float" office:value="71053630" table:formula="of:=4+6+12*10+25*[.A13]*10" table:style-name="ce3">
            <text:p>71053630</text:p>
          </table:table-cell>
          <table:table-cell office:value-type="float" office:value="106580440" table:formula="of:=4+6+12*15+25*[.A13]*15" table:style-name="ce3">
            <text:p>106580440</text:p>
          </table:table-cell>
          <table:table-cell office:value-type="float" office:value="142107250" table:formula="of:=4+6+12*20+25*[.A13]*20" table:style-name="ce3">
            <text:p>142107250</text:p>
          </table:table-cell>
          <table:table-cell table:number-columns-repeated="16379" table:style-name="ce3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36705445" table:formula="of:=4+6+12*5+25*[.A14]*5" table:style-name="ce3">
            <text:p>36705445</text:p>
          </table:table-cell>
          <table:table-cell office:value-type="float" office:value="73410880" table:formula="of:=4+6+12*10+25*[.A14]*10" table:style-name="ce3">
            <text:p>73410880</text:p>
          </table:table-cell>
          <table:table-cell office:value-type="float" office:value="110116315" table:formula="of:=4+6+12*15+25*[.A14]*15" table:style-name="ce3">
            <text:p>110116315</text:p>
          </table:table-cell>
          <table:table-cell office:value-type="float" office:value="146821750" table:formula="of:=4+6+12*20+25*[.A14]*20" table:style-name="ce3">
            <text:p>146821750</text:p>
          </table:table-cell>
          <table:table-cell table:number-columns-repeated="16379" table:style-name="ce3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37043570" table:formula="of:=4+6+12*5+25*[.A15]*5" table:style-name="ce3">
            <text:p>37043570</text:p>
          </table:table-cell>
          <table:table-cell office:value-type="float" office:value="74087130" table:formula="of:=4+6+12*10+25*[.A15]*10" table:style-name="ce3">
            <text:p>74087130</text:p>
          </table:table-cell>
          <table:table-cell office:value-type="float" office:value="111130690" table:formula="of:=4+6+12*15+25*[.A15]*15" table:style-name="ce3">
            <text:p>111130690</text:p>
          </table:table-cell>
          <table:table-cell office:value-type="float" office:value="148174250" table:formula="of:=4+6+12*20+25*[.A15]*20" table:style-name="ce3">
            <text:p>148174250</text:p>
          </table:table-cell>
          <table:table-cell table:number-columns-repeated="16379" table:style-name="ce3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38503570" table:formula="of:=4+6+12*5+25*[.A16]*5" table:style-name="ce3">
            <text:p>38503570</text:p>
          </table:table-cell>
          <table:table-cell office:value-type="float" office:value="77007130" table:formula="of:=4+6+12*10+25*[.A16]*10" table:style-name="ce3">
            <text:p>77007130</text:p>
          </table:table-cell>
          <table:table-cell office:value-type="float" office:value="115510690" table:formula="of:=4+6+12*15+25*[.A16]*15" table:style-name="ce3">
            <text:p>115510690</text:p>
          </table:table-cell>
          <table:table-cell office:value-type="float" office:value="154014250" table:formula="of:=4+6+12*20+25*[.A16]*20" table:style-name="ce3">
            <text:p>154014250</text:p>
          </table:table-cell>
          <table:table-cell table:number-columns-repeated="16379" table:style-name="ce3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39360445" table:formula="of:=4+6+12*5+25*[.A17]*5" table:style-name="ce3">
            <text:p>39360445</text:p>
          </table:table-cell>
          <table:table-cell office:value-type="float" office:value="78720880" table:formula="of:=4+6+12*10+25*[.A17]*10" table:style-name="ce3">
            <text:p>78720880</text:p>
          </table:table-cell>
          <table:table-cell office:value-type="float" office:value="118081315" table:formula="of:=4+6+12*15+25*[.A17]*15" table:style-name="ce3">
            <text:p>118081315</text:p>
          </table:table-cell>
          <table:table-cell office:value-type="float" office:value="157441750" table:formula="of:=4+6+12*20+25*[.A17]*20" table:style-name="ce3">
            <text:p>15744175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9506320" table:formula="of:=4+6+12*5+25*[.A18]*5" table:style-name="ce3">
            <text:p>39506320</text:p>
          </table:table-cell>
          <table:table-cell office:value-type="float" office:value="79012630" table:formula="of:=4+6+12*10+25*[.A18]*10" table:style-name="ce3">
            <text:p>79012630</text:p>
          </table:table-cell>
          <table:table-cell office:value-type="float" office:value="118518940" table:formula="of:=4+6+12*15+25*[.A18]*15" table:style-name="ce3">
            <text:p>118518940</text:p>
          </table:table-cell>
          <table:table-cell office:value-type="float" office:value="158025250" table:formula="of:=4+6+12*20+25*[.A18]*20" table:style-name="ce3">
            <text:p>158025250</text:p>
          </table:table-cell>
          <table:table-cell table:number-columns-repeated="16379" table:style-name="ce3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41076070" table:formula="of:=4+6+12*5+25*[.A19]*5" table:style-name="ce3">
            <text:p>41076070</text:p>
          </table:table-cell>
          <table:table-cell office:value-type="float" office:value="82152130" table:formula="of:=4+6+12*10+25*[.A19]*10" table:style-name="ce3">
            <text:p>82152130</text:p>
          </table:table-cell>
          <table:table-cell office:value-type="float" office:value="123228190" table:formula="of:=4+6+12*15+25*[.A19]*15" table:style-name="ce3">
            <text:p>123228190</text:p>
          </table:table-cell>
          <table:table-cell office:value-type="float" office:value="164304250" table:formula="of:=4+6+12*20+25*[.A19]*20" table:style-name="ce3">
            <text:p>164304250</text:p>
          </table:table-cell>
          <table:table-cell table:number-columns-repeated="16379" table:style-name="ce3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41773945" table:formula="of:=4+6+12*5+25*[.A20]*5" table:style-name="ce3">
            <text:p>41773945</text:p>
          </table:table-cell>
          <table:table-cell office:value-type="float" office:value="83547880" table:formula="of:=4+6+12*10+25*[.A20]*10" table:style-name="ce3">
            <text:p>83547880</text:p>
          </table:table-cell>
          <table:table-cell office:value-type="float" office:value="125321815" table:formula="of:=4+6+12*15+25*[.A20]*15" table:style-name="ce3">
            <text:p>125321815</text:p>
          </table:table-cell>
          <table:table-cell office:value-type="float" office:value="167095750" table:formula="of:=4+6+12*20+25*[.A20]*20" table:style-name="ce3">
            <text:p>167095750</text:p>
          </table:table-cell>
          <table:table-cell table:number-columns-repeated="16379" table:style-name="ce3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53400070" table:formula="of:=4+6+12*5+25*[.A21]*5" table:style-name="ce3">
            <text:p>53400070</text:p>
          </table:table-cell>
          <table:table-cell office:value-type="float" office:value="106800130" table:formula="of:=4+6+12*10+25*[.A21]*10" table:style-name="ce3">
            <text:p>106800130</text:p>
          </table:table-cell>
          <table:table-cell office:value-type="float" office:value="160200190" table:formula="of:=4+6+12*15+25*[.A21]*15" table:style-name="ce3">
            <text:p>160200190</text:p>
          </table:table-cell>
          <table:table-cell office:value-type="float" office:value="213600250" table:formula="of:=4+6+12*20+25*[.A21]*20" table:style-name="ce3">
            <text:p>213600250</text:p>
          </table:table-cell>
          <table:table-cell table:number-columns-repeated="16379" table:style-name="ce3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67387570" table:formula="of:=4+6+12*5+25*[.A22]*5" table:style-name="ce3">
            <text:p>67387570</text:p>
          </table:table-cell>
          <table:table-cell office:value-type="float" office:value="134775130" table:formula="of:=4+6+12*10+25*[.A22]*10" table:style-name="ce3">
            <text:p>134775130</text:p>
          </table:table-cell>
          <table:table-cell office:value-type="float" office:value="202162690" table:formula="of:=4+6+12*15+25*[.A22]*15" table:style-name="ce3">
            <text:p>202162690</text:p>
          </table:table-cell>
          <table:table-cell office:value-type="float" office:value="269550250" table:formula="of:=4+6+12*20+25*[.A22]*20" table:style-name="ce3">
            <text:p>269550250</text:p>
          </table:table-cell>
          <table:table-cell table:number-columns-repeated="16379" table:style-name="ce3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75937570" table:formula="of:=4+6+12*5+25*[.A23]*5" table:style-name="ce3">
            <text:p>75937570</text:p>
          </table:table-cell>
          <table:table-cell office:value-type="float" office:value="151875130" table:formula="of:=4+6+12*10+25*[.A23]*10" table:style-name="ce3">
            <text:p>151875130</text:p>
          </table:table-cell>
          <table:table-cell office:value-type="float" office:value="227812690" table:formula="of:=4+6+12*15+25*[.A23]*15" table:style-name="ce3">
            <text:p>227812690</text:p>
          </table:table-cell>
          <table:table-cell office:value-type="float" office:value="303750250" table:formula="of:=4+6+12*20+25*[.A23]*20" table:style-name="ce3">
            <text:p>3037502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5118470" table:formula="of:=2+[.A27]+4*5+15*[.A27]*5" table:style-name="ce3">
            <text:p>5118470</text:p>
          </table:table-cell>
          <table:table-cell office:value-type="float" office:value="10169590" table:formula="of:=2+[.A27]+4*10+15*[.A27]*10" table:style-name="ce3">
            <text:p>10169590</text:p>
          </table:table-cell>
          <table:table-cell office:value-type="float" office:value="10169570" table:formula="of:=2+[.A27]+4*5+15*[.A27]*10" table:style-name="ce3">
            <text:p>10169570</text:p>
          </table:table-cell>
          <table:table-cell office:value-type="float" office:value="27006570" table:formula="of:=2+[.A27]+4*5+20*[.A27]*20" table:style-name="ce9">
            <text:p>27006570,0</text:p>
          </table:table-cell>
          <table:table-cell office:value-type="string" table:style-name="ce5">
            <text:p>colocar formula de o(n,k) no bloco iterativo</text:p>
          </table:table-cell>
          <table:table-cell table:number-columns-repeated="1637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6018158" table:formula="of:=2+[.A28]+4*5+15*[.A28]*5" table:style-name="ce3">
            <text:p>6018158</text:p>
          </table:table-cell>
          <table:table-cell office:value-type="float" office:value="11957128" table:formula="of:=2+[.A28]+4*10+15*[.A28]*10" table:style-name="ce3">
            <text:p>11957128</text:p>
          </table:table-cell>
          <table:table-cell office:value-type="float" office:value="11957108" table:formula="of:=2+[.A28]+4*5+15*[.A28]*10" table:style-name="ce3">
            <text:p>11957108</text:p>
          </table:table-cell>
          <table:table-cell office:value-type="float" office:value="31753608" table:formula="of:=2+[.A28]+4*5+20*[.A28]*20" table:style-name="ce9">
            <text:p>31753608,0</text:p>
          </table:table-cell>
          <table:table-cell table:number-columns-repeated="16379" table:style-name="ce3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13279046" table:formula="of:=2+[.A29]+4*5+15*[.A29]*5" table:style-name="ce3">
            <text:p>13279046</text:p>
          </table:table-cell>
          <table:table-cell office:value-type="float" office:value="26383366" table:formula="of:=2+[.A29]+4*10+15*[.A29]*10" table:style-name="ce3">
            <text:p>26383366</text:p>
          </table:table-cell>
          <table:table-cell office:value-type="float" office:value="26383346" table:formula="of:=2+[.A29]+4*5+15*[.A29]*10" table:style-name="ce3">
            <text:p>26383346</text:p>
          </table:table-cell>
          <table:table-cell office:value-type="float" office:value="70064346" table:formula="of:=2+[.A29]+4*5+20*[.A29]*20" table:style-name="ce9">
            <text:p>70064346,0</text:p>
          </table:table-cell>
          <table:table-cell table:number-columns-repeated="16379" table:style-name="ce3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15900666" table:formula="of:=2+[.A30]+4*5+15*[.A30]*5" table:style-name="ce3">
            <text:p>15900666</text:p>
          </table:table-cell>
          <table:table-cell office:value-type="float" office:value="31592111" table:formula="of:=2+[.A30]+4*10+15*[.A30]*10" table:style-name="ce3">
            <text:p>31592111</text:p>
          </table:table-cell>
          <table:table-cell office:value-type="float" office:value="31592091" table:formula="of:=2+[.A30]+4*5+15*[.A30]*10" table:style-name="ce3">
            <text:p>31592091</text:p>
          </table:table-cell>
          <table:table-cell office:value-type="float" office:value="83896841" table:formula="of:=2+[.A30]+4*5+20*[.A30]*20" table:style-name="ce9">
            <text:p>83896841,0</text:p>
          </table:table-cell>
          <table:table-cell table:number-columns-repeated="16379" table:style-name="ce3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16729826" table:formula="of:=2+[.A31]+4*5+15*[.A31]*5" table:style-name="ce3">
            <text:p>16729826</text:p>
          </table:table-cell>
          <table:table-cell office:value-type="float" office:value="33239521" table:formula="of:=2+[.A31]+4*10+15*[.A31]*10" table:style-name="ce3">
            <text:p>33239521</text:p>
          </table:table-cell>
          <table:table-cell office:value-type="float" office:value="33239501" table:formula="of:=2+[.A31]+4*5+15*[.A31]*10" table:style-name="ce3">
            <text:p>33239501</text:p>
          </table:table-cell>
          <table:table-cell office:value-type="float" office:value="88271751" table:formula="of:=2+[.A31]+4*5+20*[.A31]*20" table:style-name="ce9">
            <text:p>88271751,0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7132854" table:formula="of:=2+[.A32]+4*5+15*[.A32]*5" table:style-name="ce3">
            <text:p>17132854</text:p>
          </table:table-cell>
          <table:table-cell office:value-type="float" office:value="34040274" table:formula="of:=2+[.A32]+4*10+15*[.A32]*10" table:style-name="ce3">
            <text:p>34040274</text:p>
          </table:table-cell>
          <table:table-cell office:value-type="float" office:value="34040254" table:formula="of:=2+[.A32]+4*5+15*[.A32]*10" table:style-name="ce3">
            <text:p>34040254</text:p>
          </table:table-cell>
          <table:table-cell office:value-type="float" office:value="90398254" table:formula="of:=2+[.A32]+4*5+20*[.A32]*20" table:style-name="ce9">
            <text:p>90398254,0</text:p>
          </table:table-cell>
          <table:table-cell table:style-name="ce3"/>
          <table:table-cell table:style-name="ce3">
            <draw:frame draw:z-index="2" draw:id="id3" draw:style-name="a3" draw:name="Gráfico 2" svg:x="0.26042in" svg:y="0.01042in" svg:width="4.8736in" svg:height="4.57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17516122" table:formula="of:=2+[.A33]+4*5+15*[.A33]*5" table:style-name="ce3">
            <text:p>17516122</text:p>
          </table:table-cell>
          <table:table-cell office:value-type="float" office:value="34801767" table:formula="of:=2+[.A33]+4*10+15*[.A33]*10" table:style-name="ce3">
            <text:p>34801767</text:p>
          </table:table-cell>
          <table:table-cell office:value-type="float" office:value="34801747" table:formula="of:=2+[.A33]+4*5+15*[.A33]*10" table:style-name="ce3">
            <text:p>34801747</text:p>
          </table:table-cell>
          <table:table-cell office:value-type="float" office:value="92420497" table:formula="of:=2+[.A33]+4*5+20*[.A33]*20" table:style-name="ce9">
            <text:p>92420497,0</text:p>
          </table:table-cell>
          <table:table-cell table:number-columns-repeated="16379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18810782" table:formula="of:=2+[.A34]+4*5+15*[.A34]*5" table:style-name="ce3">
            <text:p>18810782</text:p>
          </table:table-cell>
          <table:table-cell office:value-type="float" office:value="37374052" table:formula="of:=2+[.A34]+4*10+15*[.A34]*10" table:style-name="ce3">
            <text:p>37374052</text:p>
          </table:table-cell>
          <table:table-cell office:value-type="float" office:value="37374032" table:formula="of:=2+[.A34]+4*5+15*[.A34]*10" table:style-name="ce3">
            <text:p>37374032</text:p>
          </table:table-cell>
          <table:table-cell office:value-type="float" office:value="99251532" table:formula="of:=2+[.A34]+4*5+20*[.A34]*20" table:style-name="ce9">
            <text:p>99251532,0</text:p>
          </table:table-cell>
          <table:table-cell table:number-columns-repeated="16379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19879190" table:formula="of:=2+[.A35]+4*5+15*[.A35]*5" table:style-name="ce3">
            <text:p>19879190</text:p>
          </table:table-cell>
          <table:table-cell office:value-type="float" office:value="39496810" table:formula="of:=2+[.A35]+4*10+15*[.A35]*10" table:style-name="ce3">
            <text:p>39496810</text:p>
          </table:table-cell>
          <table:table-cell office:value-type="float" office:value="39496790" table:formula="of:=2+[.A35]+4*5+15*[.A35]*10" table:style-name="ce3">
            <text:p>39496790</text:p>
          </table:table-cell>
          <table:table-cell office:value-type="float" office:value="104888790" table:formula="of:=2+[.A35]+4*5+20*[.A35]*20" table:style-name="ce9">
            <text:p>104888790,0</text:p>
          </table:table-cell>
          <table:table-cell table:number-columns-repeated="16379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21600286" table:formula="of:=2+[.A36]+4*5+15*[.A36]*5" table:style-name="ce3">
            <text:p>21600286</text:p>
          </table:table-cell>
          <table:table-cell office:value-type="float" office:value="42916356" table:formula="of:=2+[.A36]+4*10+15*[.A36]*10" table:style-name="ce3">
            <text:p>42916356</text:p>
          </table:table-cell>
          <table:table-cell office:value-type="float" office:value="42916336" table:formula="of:=2+[.A36]+4*5+15*[.A36]*10" table:style-name="ce3">
            <text:p>42916336</text:p>
          </table:table-cell>
          <table:table-cell office:value-type="float" office:value="113969836" table:formula="of:=2+[.A36]+4*5+20*[.A36]*20" table:style-name="ce9">
            <text:p>113969836,0</text:p>
          </table:table-cell>
          <table:table-cell table:number-columns-repeated="16379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22316890" table:formula="of:=2+[.A37]+4*5+15*[.A37]*5" table:style-name="ce3">
            <text:p>22316890</text:p>
          </table:table-cell>
          <table:table-cell office:value-type="float" office:value="44340135" table:formula="of:=2+[.A37]+4*10+15*[.A37]*10" table:style-name="ce3">
            <text:p>44340135</text:p>
          </table:table-cell>
          <table:table-cell office:value-type="float" office:value="44340115" table:formula="of:=2+[.A37]+4*5+15*[.A37]*10" table:style-name="ce3">
            <text:p>44340115</text:p>
          </table:table-cell>
          <table:table-cell office:value-type="float" office:value="117750865" table:formula="of:=2+[.A37]+4*5+20*[.A37]*20" table:style-name="ce9">
            <text:p>117750865,0</text:p>
          </table:table-cell>
          <table:table-cell table:number-columns-repeated="16379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22522470" table:formula="of:=2+[.A38]+4*5+15*[.A38]*5" table:style-name="ce3">
            <text:p>22522470</text:p>
          </table:table-cell>
          <table:table-cell office:value-type="float" office:value="44748590" table:formula="of:=2+[.A38]+4*10+15*[.A38]*10" table:style-name="ce3">
            <text:p>44748590</text:p>
          </table:table-cell>
          <table:table-cell office:value-type="float" office:value="44748570" table:formula="of:=2+[.A38]+4*5+15*[.A38]*10" table:style-name="ce3">
            <text:p>44748570</text:p>
          </table:table-cell>
          <table:table-cell office:value-type="float" office:value="118835570" table:formula="of:=2+[.A38]+4*5+20*[.A38]*20" table:style-name="ce9">
            <text:p>118835570,0</text:p>
          </table:table-cell>
          <table:table-cell table:number-columns-repeated="16379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23410150" table:formula="of:=2+[.A39]+4*5+15*[.A39]*5" table:style-name="ce3">
            <text:p>23410150</text:p>
          </table:table-cell>
          <table:table-cell office:value-type="float" office:value="46512270" table:formula="of:=2+[.A39]+4*10+15*[.A39]*10" table:style-name="ce3">
            <text:p>46512270</text:p>
          </table:table-cell>
          <table:table-cell office:value-type="float" office:value="46512250" table:formula="of:=2+[.A39]+4*5+15*[.A39]*10" table:style-name="ce3">
            <text:p>46512250</text:p>
          </table:table-cell>
          <table:table-cell office:value-type="float" office:value="123519250" table:formula="of:=2+[.A39]+4*5+20*[.A39]*20" table:style-name="ce9">
            <text:p>123519250,0</text:p>
          </table:table-cell>
          <table:table-cell table:number-columns-repeated="16379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23931130" table:formula="of:=2+[.A40]+4*5+15*[.A40]*5" table:style-name="ce3">
            <text:p>23931130</text:p>
          </table:table-cell>
          <table:table-cell office:value-type="float" office:value="47547375" table:formula="of:=2+[.A40]+4*10+15*[.A40]*10" table:style-name="ce3">
            <text:p>47547375</text:p>
          </table:table-cell>
          <table:table-cell office:value-type="float" office:value="47547355" table:formula="of:=2+[.A40]+4*5+15*[.A40]*10" table:style-name="ce3">
            <text:p>47547355</text:p>
          </table:table-cell>
          <table:table-cell office:value-type="float" office:value="126268105" table:formula="of:=2+[.A40]+4*5+20*[.A40]*20" table:style-name="ce9">
            <text:p>126268105,0</text:p>
          </table:table-cell>
          <table:table-cell table:number-columns-repeated="16379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24019822" table:formula="of:=2+[.A41]+4*5+15*[.A41]*5" table:style-name="ce3">
            <text:p>24019822</text:p>
          </table:table-cell>
          <table:table-cell office:value-type="float" office:value="47723592" table:formula="of:=2+[.A41]+4*10+15*[.A41]*10" table:style-name="ce3">
            <text:p>47723592</text:p>
          </table:table-cell>
          <table:table-cell office:value-type="float" office:value="47723572" table:formula="of:=2+[.A41]+4*5+15*[.A41]*10" table:style-name="ce3">
            <text:p>47723572</text:p>
          </table:table-cell>
          <table:table-cell office:value-type="float" office:value="126736072" table:formula="of:=2+[.A41]+4*5+20*[.A41]*20" table:style-name="ce9">
            <text:p>126736072,0</text:p>
          </table:table-cell>
          <table:table-cell table:number-columns-repeated="16379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24974230" table:formula="of:=2+[.A42]+4*5+15*[.A42]*5" table:style-name="ce3">
            <text:p>24974230</text:p>
          </table:table-cell>
          <table:table-cell office:value-type="float" office:value="49619850" table:formula="of:=2+[.A42]+4*10+15*[.A42]*10" table:style-name="ce3">
            <text:p>49619850</text:p>
          </table:table-cell>
          <table:table-cell office:value-type="float" office:value="49619830" table:formula="of:=2+[.A42]+4*5+15*[.A42]*10" table:style-name="ce3">
            <text:p>49619830</text:p>
          </table:table-cell>
          <table:table-cell office:value-type="float" office:value="131771830" table:formula="of:=2+[.A42]+4*5+20*[.A42]*20" table:style-name="ce9">
            <text:p>131771830,0</text:p>
          </table:table-cell>
          <table:table-cell table:number-columns-repeated="16379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25398538" table:formula="of:=2+[.A43]+4*5+15*[.A43]*5" table:style-name="ce3">
            <text:p>25398538</text:p>
          </table:table-cell>
          <table:table-cell office:value-type="float" office:value="50462883" table:formula="of:=2+[.A43]+4*10+15*[.A43]*10" table:style-name="ce3">
            <text:p>50462883</text:p>
          </table:table-cell>
          <table:table-cell office:value-type="float" office:value="50462863" table:formula="of:=2+[.A43]+4*5+15*[.A43]*10" table:style-name="ce3">
            <text:p>50462863</text:p>
          </table:table-cell>
          <table:table-cell office:value-type="float" office:value="134010613" table:formula="of:=2+[.A43]+4*5+20*[.A43]*20" table:style-name="ce9">
            <text:p>134010613,0</text:p>
          </table:table-cell>
          <table:table-cell table:number-columns-repeated="16379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32467222" table:formula="of:=2+[.A44]+4*5+15*[.A44]*5" table:style-name="ce3">
            <text:p>32467222</text:p>
          </table:table-cell>
          <table:table-cell office:value-type="float" office:value="64507242" table:formula="of:=2+[.A44]+4*10+15*[.A44]*10" table:style-name="ce3">
            <text:p>64507242</text:p>
          </table:table-cell>
          <table:table-cell office:value-type="float" office:value="64507222" table:formula="of:=2+[.A44]+4*5+15*[.A44]*10" table:style-name="ce3">
            <text:p>64507222</text:p>
          </table:table-cell>
          <table:table-cell office:value-type="float" office:value="171307222" table:formula="of:=2+[.A44]+4*5+20*[.A44]*20" table:style-name="ce9">
            <text:p>171307222,0</text:p>
          </table:table-cell>
          <table:table-cell table:number-columns-repeated="16379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40971622" table:formula="of:=2+[.A45]+4*5+15*[.A45]*5" table:style-name="ce3">
            <text:p>40971622</text:p>
          </table:table-cell>
          <table:table-cell office:value-type="float" office:value="81404142" table:formula="of:=2+[.A45]+4*10+15*[.A45]*10" table:style-name="ce3">
            <text:p>81404142</text:p>
          </table:table-cell>
          <table:table-cell office:value-type="float" office:value="81404122" table:formula="of:=2+[.A45]+4*5+15*[.A45]*10" table:style-name="ce3">
            <text:p>81404122</text:p>
          </table:table-cell>
          <table:table-cell office:value-type="float" office:value="216179122" table:formula="of:=2+[.A45]+4*5+20*[.A45]*20" table:style-name="ce9">
            <text:p>216179122,0</text:p>
          </table:table-cell>
          <table:table-cell table:number-columns-repeated="16379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46170022" table:formula="of:=2+[.A46]+4*5+15*[.A46]*5" table:style-name="ce3">
            <text:p>46170022</text:p>
          </table:table-cell>
          <table:table-cell office:value-type="float" office:value="91732542" table:formula="of:=2+[.A46]+4*10+15*[.A46]*10" table:style-name="ce3">
            <text:p>91732542</text:p>
          </table:table-cell>
          <table:table-cell office:value-type="float" office:value="91732522" table:formula="of:=2+[.A46]+4*5+15*[.A46]*10" table:style-name="ce3">
            <text:p>91732522</text:p>
          </table:table-cell>
          <table:table-cell office:value-type="float" office:value="243607522" table:formula="of:=2+[.A46]+4*5+20*[.A46]*20" table:style-name="ce9">
            <text:p>243607522,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49023" table:formula="of:=4+3*[.A50]+3*5+4*[.A50]*5" table:style-name="ce3">
            <text:p>1549023</text:p>
          </table:table-cell>
          <table:table-cell office:value-type="float" office:value="2895998" table:formula="of:=4+3*[.A50]+3*10+4*[.A50]*10" table:style-name="ce3">
            <text:p>2895998</text:p>
          </table:table-cell>
          <table:table-cell office:value-type="float" office:value="4242973" table:formula="of:=4+3*[.A50]+3*15+4*[.A50]*15" table:style-name="ce3">
            <text:p>4242973</text:p>
          </table:table-cell>
          <table:table-cell office:value-type="float" office:value="5589948" table:formula="of:=4+3*[.A50]+3*20+4*[.A50]*20" table:style-name="ce3">
            <text:p>5589948</text:p>
          </table:table-cell>
          <table:table-cell office:value-type="string" table:style-name="ce5">
            <text:p>colocar formula de c(n,k) no bloco iterativo</text:p>
          </table:table-cell>
          <table:table-cell table:number-columns-repeated="16378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821297" table:formula="of:=4+3*[.A51]+3*5+4*[.A51]*5" table:style-name="ce3">
            <text:p>1821297</text:p>
          </table:table-cell>
          <table:table-cell office:value-type="float" office:value="3405032" table:formula="of:=4+3*[.A51]+3*10+4*[.A51]*10" table:style-name="ce3">
            <text:p>3405032</text:p>
          </table:table-cell>
          <table:table-cell office:value-type="float" office:value="4988767" table:formula="of:=4+3*[.A51]+3*15+4*[.A51]*15" table:style-name="ce3">
            <text:p>4988767</text:p>
          </table:table-cell>
          <table:table-cell office:value-type="float" office:value="6572502" table:formula="of:=4+3*[.A51]+3*20+4*[.A51]*20" table:style-name="ce3">
            <text:p>6572502</text:p>
          </table:table-cell>
          <table:table-cell table:number-columns-repeated="16379" table:style-name="ce3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4018671" table:formula="of:=4+3*[.A52]+3*5+4*[.A52]*5" table:style-name="ce3">
            <text:p>4018671</text:p>
          </table:table-cell>
          <table:table-cell office:value-type="float" office:value="7513166" table:formula="of:=4+3*[.A52]+3*10+4*[.A52]*10" table:style-name="ce3">
            <text:p>7513166</text:p>
          </table:table-cell>
          <table:table-cell office:value-type="float" office:value="11007661" table:formula="of:=4+3*[.A52]+3*15+4*[.A52]*15" table:style-name="ce3">
            <text:p>11007661</text:p>
          </table:table-cell>
          <table:table-cell office:value-type="float" office:value="14502156" table:formula="of:=4+3*[.A52]+3*20+4*[.A52]*20" table:style-name="ce3">
            <text:p>14502156</text:p>
          </table:table-cell>
          <table:table-cell table:number-columns-repeated="16379" table:style-name="ce3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812056" table:formula="of:=4+3*[.A53]+3*5+4*[.A53]*5" table:style-name="ce3">
            <text:p>4812056</text:p>
          </table:table-cell>
          <table:table-cell office:value-type="float" office:value="8996451" table:formula="of:=4+3*[.A53]+3*10+4*[.A53]*10" table:style-name="ce3">
            <text:p>8996451</text:p>
          </table:table-cell>
          <table:table-cell office:value-type="float" office:value="13180846" table:formula="of:=4+3*[.A53]+3*15+4*[.A53]*15" table:style-name="ce3">
            <text:p>13180846</text:p>
          </table:table-cell>
          <table:table-cell office:value-type="float" office:value="17365241" table:formula="of:=4+3*[.A53]+3*20+4*[.A53]*20" table:style-name="ce3">
            <text:p>17365241</text:p>
          </table:table-cell>
          <table:table-cell table:number-columns-repeated="16379" table:style-name="ce3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5062986" table:formula="of:=4+3*[.A54]+3*5+4*[.A54]*5" table:style-name="ce3">
            <text:p>5062986</text:p>
          </table:table-cell>
          <table:table-cell office:value-type="float" office:value="9465581" table:formula="of:=4+3*[.A54]+3*10+4*[.A54]*10" table:style-name="ce3">
            <text:p>9465581</text:p>
          </table:table-cell>
          <table:table-cell office:value-type="float" office:value="13868176" table:formula="of:=4+3*[.A54]+3*15+4*[.A54]*15" table:style-name="ce3">
            <text:p>13868176</text:p>
          </table:table-cell>
          <table:table-cell office:value-type="float" office:value="18270771" table:formula="of:=4+3*[.A54]+3*20+4*[.A54]*20" table:style-name="ce3">
            <text:p>18270771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184955" table:formula="of:=4+3*[.A55]+3*5+4*[.A55]*5" table:style-name="ce3">
            <text:p>5184955</text:p>
          </table:table-cell>
          <table:table-cell office:value-type="float" office:value="9693610" table:formula="of:=4+3*[.A55]+3*10+4*[.A55]*10" table:style-name="ce3">
            <text:p>9693610</text:p>
          </table:table-cell>
          <table:table-cell office:value-type="float" office:value="14202265" table:formula="of:=4+3*[.A55]+3*15+4*[.A55]*15" table:style-name="ce3">
            <text:p>14202265</text:p>
          </table:table-cell>
          <table:table-cell office:value-type="float" office:value="18710920" table:formula="of:=4+3*[.A55]+3*20+4*[.A55]*20" table:style-name="ce3">
            <text:p>18710920</text:p>
          </table:table-cell>
          <table:table-cell table:number-columns-repeated="16379" table:style-name="ce3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5300944" table:formula="of:=4+3*[.A56]+3*5+4*[.A56]*5" table:style-name="ce3">
            <text:p>5300944</text:p>
          </table:table-cell>
          <table:table-cell office:value-type="float" office:value="9910459" table:formula="of:=4+3*[.A56]+3*10+4*[.A56]*10" table:style-name="ce3">
            <text:p>9910459</text:p>
          </table:table-cell>
          <table:table-cell office:value-type="float" office:value="14519974" table:formula="of:=4+3*[.A56]+3*15+4*[.A56]*15" table:style-name="ce3">
            <text:p>14519974</text:p>
          </table:table-cell>
          <table:table-cell office:value-type="float" office:value="19129489" table:formula="of:=4+3*[.A56]+3*20+4*[.A56]*20" table:style-name="ce3">
            <text:p>19129489</text:p>
          </table:table-cell>
          <table:table-cell table:number-columns-repeated="16379" table:style-name="ce3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5692749" table:formula="of:=4+3*[.A57]+3*5+4*[.A57]*5" table:style-name="ce3">
            <text:p>5692749</text:p>
          </table:table-cell>
          <table:table-cell office:value-type="float" office:value="10642964" table:formula="of:=4+3*[.A57]+3*10+4*[.A57]*10" table:style-name="ce3">
            <text:p>10642964</text:p>
          </table:table-cell>
          <table:table-cell office:value-type="float" office:value="15593179" table:formula="of:=4+3*[.A57]+3*15+4*[.A57]*15" table:style-name="ce3">
            <text:p>15593179</text:p>
          </table:table-cell>
          <table:table-cell office:value-type="float" office:value="20543394" table:formula="of:=4+3*[.A57]+3*20+4*[.A57]*20" table:style-name="ce3">
            <text:p>20543394</text:p>
          </table:table-cell>
          <table:table-cell table:number-columns-repeated="16379" table:style-name="ce3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6016083" table:formula="of:=4+3*[.A58]+3*5+4*[.A58]*5" table:style-name="ce3">
            <text:p>6016083</text:p>
          </table:table-cell>
          <table:table-cell office:value-type="float" office:value="11247458" table:formula="of:=4+3*[.A58]+3*10+4*[.A58]*10" table:style-name="ce3">
            <text:p>11247458</text:p>
          </table:table-cell>
          <table:table-cell office:value-type="float" office:value="16478833" table:formula="of:=4+3*[.A58]+3*15+4*[.A58]*15" table:style-name="ce3">
            <text:p>16478833</text:p>
          </table:table-cell>
          <table:table-cell office:value-type="float" office:value="21710208" table:formula="of:=4+3*[.A58]+3*20+4*[.A58]*20" table:style-name="ce3">
            <text:p>21710208</text:p>
          </table:table-cell>
          <table:table-cell table:number-columns-repeated="16379" table:style-name="ce3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6536941" table:formula="of:=4+3*[.A59]+3*5+4*[.A59]*5" table:style-name="ce3">
            <text:p>6536941</text:p>
          </table:table-cell>
          <table:table-cell office:value-type="float" office:value="12221236" table:formula="of:=4+3*[.A59]+3*10+4*[.A59]*10" table:style-name="ce3">
            <text:p>12221236</text:p>
          </table:table-cell>
          <table:table-cell office:value-type="float" office:value="17905531" table:formula="of:=4+3*[.A59]+3*15+4*[.A59]*15" table:style-name="ce3">
            <text:p>17905531</text:p>
          </table:table-cell>
          <table:table-cell office:value-type="float" office:value="23589826" table:formula="of:=4+3*[.A59]+3*20+4*[.A59]*20" table:style-name="ce3">
            <text:p>23589826</text:p>
          </table:table-cell>
          <table:table-cell table:number-columns-repeated="16379" table:style-name="ce3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6753808" table:formula="of:=4+3*[.A60]+3*5+4*[.A60]*5" table:style-name="ce3">
            <text:p>6753808</text:p>
          </table:table-cell>
          <table:table-cell office:value-type="float" office:value="12626683" table:formula="of:=4+3*[.A60]+3*10+4*[.A60]*10" table:style-name="ce3">
            <text:p>12626683</text:p>
          </table:table-cell>
          <table:table-cell office:value-type="float" office:value="18499558" table:formula="of:=4+3*[.A60]+3*15+4*[.A60]*15" table:style-name="ce3">
            <text:p>18499558</text:p>
          </table:table-cell>
          <table:table-cell office:value-type="float" office:value="24372433" table:formula="of:=4+3*[.A60]+3*20+4*[.A60]*20" table:style-name="ce3">
            <text:p>24372433</text:p>
          </table:table-cell>
          <table:table-cell table:number-columns-repeated="16379" table:style-name="ce3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6816023" table:formula="of:=4+3*[.A61]+3*5+4*[.A61]*5" table:style-name="ce3">
            <text:p>6816023</text:p>
          </table:table-cell>
          <table:table-cell office:value-type="float" office:value="12742998" table:formula="of:=4+3*[.A61]+3*10+4*[.A61]*10" table:style-name="ce3">
            <text:p>12742998</text:p>
          </table:table-cell>
          <table:table-cell office:value-type="float" office:value="18669973" table:formula="of:=4+3*[.A61]+3*15+4*[.A61]*15" table:style-name="ce3">
            <text:p>18669973</text:p>
          </table:table-cell>
          <table:table-cell office:value-type="float" office:value="24596948" table:formula="of:=4+3*[.A61]+3*20+4*[.A61]*20" table:style-name="ce3">
            <text:p>24596948</text:p>
          </table:table-cell>
          <table:table-cell table:number-columns-repeated="16379" table:style-name="ce3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7084663" table:formula="of:=4+3*[.A62]+3*5+4*[.A62]*5" table:style-name="ce3">
            <text:p>7084663</text:p>
          </table:table-cell>
          <table:table-cell office:value-type="float" office:value="13245238" table:formula="of:=4+3*[.A62]+3*10+4*[.A62]*10" table:style-name="ce3">
            <text:p>13245238</text:p>
          </table:table-cell>
          <table:table-cell office:value-type="float" office:value="19405813" table:formula="of:=4+3*[.A62]+3*15+4*[.A62]*15" table:style-name="ce3">
            <text:p>19405813</text:p>
          </table:table-cell>
          <table:table-cell office:value-type="float" office:value="25566388" table:formula="of:=4+3*[.A62]+3*20+4*[.A62]*20" table:style-name="ce3">
            <text:p>25566388</text:p>
          </table:table-cell>
          <table:table-cell table:number-columns-repeated="16379" table:style-name="ce3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7242328" table:formula="of:=4+3*[.A63]+3*5+4*[.A63]*5" table:style-name="ce3">
            <text:p>7242328</text:p>
          </table:table-cell>
          <table:table-cell office:value-type="float" office:value="13540003" table:formula="of:=4+3*[.A63]+3*10+4*[.A63]*10" table:style-name="ce3">
            <text:p>13540003</text:p>
          </table:table-cell>
          <table:table-cell office:value-type="float" office:value="19837678" table:formula="of:=4+3*[.A63]+3*15+4*[.A63]*15" table:style-name="ce3">
            <text:p>19837678</text:p>
          </table:table-cell>
          <table:table-cell office:value-type="float" office:value="26135353" table:formula="of:=4+3*[.A63]+3*20+4*[.A63]*20" table:style-name="ce3">
            <text:p>26135353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269169" table:formula="of:=4+3*[.A64]+3*5+4*[.A64]*5" table:style-name="ce3">
            <text:p>7269169</text:p>
          </table:table-cell>
          <table:table-cell office:value-type="float" office:value="13590184" table:formula="of:=4+3*[.A64]+3*10+4*[.A64]*10" table:style-name="ce3">
            <text:p>13590184</text:p>
          </table:table-cell>
          <table:table-cell office:value-type="float" office:value="19911199" table:formula="of:=4+3*[.A64]+3*15+4*[.A64]*15" table:style-name="ce3">
            <text:p>19911199</text:p>
          </table:table-cell>
          <table:table-cell office:value-type="float" office:value="26232214" table:formula="of:=4+3*[.A64]+3*20+4*[.A64]*20" table:style-name="ce3">
            <text:p>26232214</text:p>
          </table:table-cell>
          <table:table-cell table:number-columns-repeated="16379" table:style-name="ce3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7558003" table:formula="of:=4+3*[.A65]+3*5+4*[.A65]*5" table:style-name="ce3">
            <text:p>7558003</text:p>
          </table:table-cell>
          <table:table-cell office:value-type="float" office:value="14130178" table:formula="of:=4+3*[.A65]+3*10+4*[.A65]*10" table:style-name="ce3">
            <text:p>14130178</text:p>
          </table:table-cell>
          <table:table-cell office:value-type="float" office:value="20702353" table:formula="of:=4+3*[.A65]+3*15+4*[.A65]*15" table:style-name="ce3">
            <text:p>20702353</text:p>
          </table:table-cell>
          <table:table-cell office:value-type="float" office:value="27274528" table:formula="of:=4+3*[.A65]+3*20+4*[.A65]*20" table:style-name="ce3">
            <text:p>27274528</text:p>
          </table:table-cell>
          <table:table-cell table:number-columns-repeated="16379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7686412" table:formula="of:=4+3*[.A66]+3*5+4*[.A66]*5" table:style-name="ce3">
            <text:p>7686412</text:p>
          </table:table-cell>
          <table:table-cell office:value-type="float" office:value="14370247" table:formula="of:=4+3*[.A66]+3*10+4*[.A66]*10" table:style-name="ce3">
            <text:p>14370247</text:p>
          </table:table-cell>
          <table:table-cell office:value-type="float" office:value="21054082" table:formula="of:=4+3*[.A66]+3*15+4*[.A66]*15" table:style-name="ce3">
            <text:p>21054082</text:p>
          </table:table-cell>
          <table:table-cell office:value-type="float" office:value="27737917" table:formula="of:=4+3*[.A66]+3*20+4*[.A66]*20" table:style-name="ce3">
            <text:p>27737917</text:p>
          </table:table-cell>
          <table:table-cell table:number-columns-repeated="16379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9825619" table:formula="of:=4+3*[.A67]+3*5+4*[.A67]*5" table:style-name="ce3">
            <text:p>9825619</text:p>
          </table:table-cell>
          <table:table-cell office:value-type="float" office:value="18369634" table:formula="of:=4+3*[.A67]+3*10+4*[.A67]*10" table:style-name="ce3">
            <text:p>18369634</text:p>
          </table:table-cell>
          <table:table-cell office:value-type="float" office:value="26913649" table:formula="of:=4+3*[.A67]+3*15+4*[.A67]*15" table:style-name="ce3">
            <text:p>26913649</text:p>
          </table:table-cell>
          <table:table-cell office:value-type="float" office:value="35457664" table:formula="of:=4+3*[.A67]+3*20+4*[.A67]*20" table:style-name="ce3">
            <text:p>35457664</text:p>
          </table:table-cell>
          <table:table-cell table:number-columns-repeated="16379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2399319" table:formula="of:=4+3*[.A68]+3*5+4*[.A68]*5" table:style-name="ce3">
            <text:p>12399319</text:p>
          </table:table-cell>
          <table:table-cell office:value-type="float" office:value="23181334" table:formula="of:=4+3*[.A68]+3*10+4*[.A68]*10" table:style-name="ce3">
            <text:p>23181334</text:p>
          </table:table-cell>
          <table:table-cell office:value-type="float" office:value="33963349" table:formula="of:=4+3*[.A68]+3*15+4*[.A68]*15" table:style-name="ce3">
            <text:p>33963349</text:p>
          </table:table-cell>
          <table:table-cell office:value-type="float" office:value="44745364" table:formula="of:=4+3*[.A68]+3*20+4*[.A68]*20" table:style-name="ce3">
            <text:p>44745364</text:p>
          </table:table-cell>
          <table:table-cell table:number-columns-repeated="16379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3972519" table:formula="of:=4+3*[.A69]+3*5+4*[.A69]*5" table:style-name="ce3">
            <text:p>13972519</text:p>
          </table:table-cell>
          <table:table-cell office:value-type="float" office:value="26122534" table:formula="of:=4+3*[.A69]+3*10+4*[.A69]*10" table:style-name="ce3">
            <text:p>26122534</text:p>
          </table:table-cell>
          <table:table-cell office:value-type="float" office:value="38272549" table:formula="of:=4+3*[.A69]+3*15+4*[.A69]*15" table:style-name="ce3">
            <text:p>38272549</text:p>
          </table:table-cell>
          <table:table-cell office:value-type="float" office:value="50422564" table:formula="of:=4+3*[.A69]+3*20+4*[.A69]*20" table:style-name="ce3">
            <text:p>504225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086063" table:formula="of:=[.B4]+[.B27]+[.B50]" table:style-name="ce7">
            <text:p>15086063,0</text:p>
          </table:table-cell>
          <table:table-cell office:value-type="float" office:value="29902718" table:formula="of:=[.C4]+[.C27]+[.C50]" table:style-name="ce7">
            <text:p>29902718,0</text:p>
          </table:table-cell>
          <table:table-cell office:value-type="float" office:value="39668233" table:formula="of:=[.D4]+[.D27]+[.D50]" table:style-name="ce7">
            <text:p>39668233,0</text:p>
          </table:table-cell>
          <table:table-cell office:value-type="float" office:value="66270768" table:formula="of:=[.E4]+[.E27]+[.E50]" table:style-name="ce7">
            <text:p>66270768,0</text:p>
          </table:table-cell>
          <table:table-cell table:number-columns-repeated="16379"/>
        </table:table-row>
        <table:table-row table:style-name="ro1">
          <table:table-cell office:value-type="float" office:value="79186" table:style-name="ce4">
            <text:p>79186</text:p>
          </table:table-cell>
          <table:table-cell office:value-type="float" office:value="17737775" table:formula="of:=[.B5]+[.B28]+[.B51]" table:style-name="ce7">
            <text:p>17737775,0</text:p>
          </table:table-cell>
          <table:table-cell office:value-type="float" office:value="35158790" table:formula="of:=[.C5]+[.C28]+[.C51]" table:style-name="ce7">
            <text:p>35158790,0</text:p>
          </table:table-cell>
          <table:table-cell office:value-type="float" office:value="46640815" table:formula="of:=[.D5]+[.D28]+[.D51]" table:style-name="ce7">
            <text:p>46640815,0</text:p>
          </table:table-cell>
          <table:table-cell office:value-type="float" office:value="77919360" table:formula="of:=[.E5]+[.E28]+[.E51]" table:style-name="ce7">
            <text:p>77919360,0</text:p>
          </table:table-cell>
          <table:table-cell table:number-columns-repeated="16379"/>
        </table:table-row>
        <table:table-row table:style-name="ro1">
          <table:table-cell office:value-type="float" office:value="174724" table:style-name="ce4">
            <text:p>174724</text:p>
          </table:table-cell>
          <table:table-cell office:value-type="float" office:value="39138287" table:formula="of:=[.B6]+[.B29]+[.B52]" table:style-name="ce7">
            <text:p>39138287,0</text:p>
          </table:table-cell>
          <table:table-cell office:value-type="float" office:value="77577662" table:formula="of:=[.C6]+[.C29]+[.C52]" table:style-name="ce7">
            <text:p>77577662,0</text:p>
          </table:table-cell>
          <table:table-cell office:value-type="float" office:value="102912697" table:formula="of:=[.D6]+[.D29]+[.D52]" table:style-name="ce7">
            <text:p>102912697,0</text:p>
          </table:table-cell>
          <table:table-cell office:value-type="float" office:value="171928752" table:formula="of:=[.E6]+[.E29]+[.E52]" table:style-name="ce7">
            <text:p>171928752,0</text:p>
          </table:table-cell>
          <table:table-cell table:number-columns-repeated="16379"/>
        </table:table-row>
        <table:table-row table:style-name="ro1">
          <table:table-cell office:value-type="float" office:value="209219" table:style-name="ce4">
            <text:p>209219</text:p>
          </table:table-cell>
          <table:table-cell office:value-type="float" office:value="46865167" table:formula="of:=[.B7]+[.B30]+[.B53]" table:style-name="ce7">
            <text:p>46865167,0</text:p>
          </table:table-cell>
          <table:table-cell office:value-type="float" office:value="92893442" table:formula="of:=[.C7]+[.C30]+[.C53]" table:style-name="ce7">
            <text:p>92893442,0</text:p>
          </table:table-cell>
          <table:table-cell office:value-type="float" office:value="123230252" table:formula="of:=[.D7]+[.D30]+[.D53]" table:style-name="ce7">
            <text:p>123230252,0</text:p>
          </table:table-cell>
          <table:table-cell office:value-type="float" office:value="205871832" table:formula="of:=[.E7]+[.E30]+[.E53]" table:style-name="ce7">
            <text:p>205871832,0</text:p>
          </table:table-cell>
          <table:table-cell table:number-columns-repeated="16379"/>
        </table:table-row>
        <table:table-row table:style-name="ro1">
          <table:table-cell office:value-type="float" office:value="220129" table:style-name="ce4">
            <text:p>220129</text:p>
          </table:table-cell>
          <table:table-cell office:value-type="float" office:value="49309007" table:formula="of:=[.B8]+[.B31]+[.B54]" table:style-name="ce7">
            <text:p>49309007,0</text:p>
          </table:table-cell>
          <table:table-cell office:value-type="float" office:value="97737482" table:formula="of:=[.C8]+[.C31]+[.C54]" table:style-name="ce7">
            <text:p>97737482,0</text:p>
          </table:table-cell>
          <table:table-cell office:value-type="float" office:value="129656242" table:formula="of:=[.D8]+[.D31]+[.D54]" table:style-name="ce7">
            <text:p>129656242,0</text:p>
          </table:table-cell>
          <table:table-cell office:value-type="float" office:value="216607272" table:formula="of:=[.E8]+[.E31]+[.E54]" table:style-name="ce7">
            <text:p>216607272,0</text:p>
          </table:table-cell>
          <table:table-cell table:number-columns-repeated="16379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0496879" table:formula="of:=[.B9]+[.B32]+[.B55]" table:style-name="ce7">
            <text:p>50496879,0</text:p>
          </table:table-cell>
          <table:table-cell office:value-type="float" office:value="100092014" table:formula="of:=[.C9]+[.C32]+[.C55]" table:style-name="ce7">
            <text:p>100092014,0</text:p>
          </table:table-cell>
          <table:table-cell office:value-type="float" office:value="132779709" table:formula="of:=[.D9]+[.D32]+[.D55]" table:style-name="ce7">
            <text:p>132779709,0</text:p>
          </table:table-cell>
          <table:table-cell office:value-type="float" office:value="221825424" table:formula="of:=[.E9]+[.E32]+[.E55]" table:style-name="ce7">
            <text:p>221825424,0</text:p>
          </table:table-cell>
          <table:table-cell table:number-columns-repeated="16379"/>
        </table:table-row>
        <table:table-row table:style-name="ro1">
          <table:table-cell office:value-type="float" office:value="230475" table:style-name="ce4">
            <text:p>230475</text:p>
          </table:table-cell>
          <table:table-cell office:value-type="float" office:value="51626511" table:formula="of:=[.B10]+[.B33]+[.B56]" table:style-name="ce7">
            <text:p>51626511,0</text:p>
          </table:table-cell>
          <table:table-cell office:value-type="float" office:value="102331106" table:formula="of:=[.C10]+[.C33]+[.C56]" table:style-name="ce7">
            <text:p>102331106,0</text:p>
          </table:table-cell>
          <table:table-cell office:value-type="float" office:value="135750036" table:formula="of:=[.D10]+[.D33]+[.D56]" table:style-name="ce7">
            <text:p>135750036,0</text:p>
          </table:table-cell>
          <table:table-cell office:value-type="float" office:value="226787736" table:formula="of:=[.E10]+[.E33]+[.E56]" table:style-name="ce7">
            <text:p>226787736,0</text:p>
          </table:table-cell>
          <table:table-cell table:number-columns-repeated="16379"/>
        </table:table-row>
        <table:table-row table:style-name="ro1">
          <table:table-cell office:value-type="float" office:value="247510" table:style-name="ce4">
            <text:p>247510</text:p>
          </table:table-cell>
          <table:table-cell office:value-type="float" office:value="55442351" table:formula="of:=[.B11]+[.B34]+[.B57]" table:style-name="ce7">
            <text:p>55442351,0</text:p>
          </table:table-cell>
          <table:table-cell office:value-type="float" office:value="109894646" table:formula="of:=[.C11]+[.C34]+[.C57]" table:style-name="ce7">
            <text:p>109894646,0</text:p>
          </table:table-cell>
          <table:table-cell office:value-type="float" office:value="145783651" table:formula="of:=[.D11]+[.D34]+[.D57]" table:style-name="ce7">
            <text:p>145783651,0</text:p>
          </table:table-cell>
          <table:table-cell office:value-type="float" office:value="243550176" table:formula="of:=[.E11]+[.E34]+[.E57]" table:style-name="ce7">
            <text:p>243550176,0</text:p>
          </table:table-cell>
          <table:table-cell table:number-columns-repeated="16379"/>
        </table:table-row>
        <table:table-row table:style-name="ro1">
          <table:table-cell office:value-type="float" office:value="261568" table:style-name="ce4">
            <text:p>261568</text:p>
          </table:table-cell>
          <table:table-cell office:value-type="float" office:value="58591343" table:formula="of:=[.B12]+[.B35]+[.B58]" table:style-name="ce7">
            <text:p>58591343,0</text:p>
          </table:table-cell>
          <table:table-cell office:value-type="float" office:value="116136398" table:formula="of:=[.C12]+[.C35]+[.C58]" table:style-name="ce7">
            <text:p>116136398,0</text:p>
          </table:table-cell>
          <table:table-cell office:value-type="float" office:value="154063813" table:formula="of:=[.D12]+[.D35]+[.D58]" table:style-name="ce7">
            <text:p>154063813,0</text:p>
          </table:table-cell>
          <table:table-cell office:value-type="float" office:value="257383248" table:formula="of:=[.E12]+[.E35]+[.E58]" table:style-name="ce7">
            <text:p>257383248,0</text:p>
          </table:table-cell>
          <table:table-cell table:number-columns-repeated="16379" table:style-name="ce3"/>
        </table:table-row>
        <table:table-row table:style-name="ro1">
          <table:table-cell office:value-type="float" office:value="284214" table:style-name="ce4">
            <text:p>284214</text:p>
          </table:table-cell>
          <table:table-cell office:value-type="float" office:value="63664047" table:formula="of:=[.B13]+[.B36]+[.B59]" table:style-name="ce7">
            <text:p>63664047,0</text:p>
          </table:table-cell>
          <table:table-cell office:value-type="float" office:value="126191222" table:formula="of:=[.C13]+[.C36]+[.C59]" table:style-name="ce7">
            <text:p>126191222,0</text:p>
          </table:table-cell>
          <table:table-cell office:value-type="float" office:value="167402307" table:formula="of:=[.D13]+[.D36]+[.D59]" table:style-name="ce7">
            <text:p>167402307,0</text:p>
          </table:table-cell>
          <table:table-cell office:value-type="float" office:value="279666912" table:formula="of:=[.E13]+[.E36]+[.E59]" table:style-name="ce7">
            <text:p>279666912,0</text:p>
          </table:table-cell>
          <table:table-cell table:number-columns-repeated="16379" table:style-name="ce3"/>
        </table:table-row>
        <table:table-row table:style-name="ro1">
          <table:table-cell office:value-type="float" office:value="293643" table:style-name="ce4">
            <text:p>293643</text:p>
          </table:table-cell>
          <table:table-cell office:value-type="float" office:value="65776143" table:formula="of:=[.B14]+[.B37]+[.B60]" table:style-name="ce7">
            <text:p>65776143,0</text:p>
          </table:table-cell>
          <table:table-cell office:value-type="float" office:value="130377698" table:formula="of:=[.C14]+[.C37]+[.C60]" table:style-name="ce7">
            <text:p>130377698,0</text:p>
          </table:table-cell>
          <table:table-cell office:value-type="float" office:value="172955988" table:formula="of:=[.D14]+[.D37]+[.D60]" table:style-name="ce7">
            <text:p>172955988,0</text:p>
          </table:table-cell>
          <table:table-cell office:value-type="float" office:value="288945048" table:formula="of:=[.E14]+[.E37]+[.E60]" table:style-name="ce7">
            <text:p>288945048,0</text:p>
          </table:table-cell>
          <table:table-cell table:number-columns-repeated="16379" table:style-name="ce3"/>
        </table:table-row>
        <table:table-row table:style-name="ro1">
          <table:table-cell office:value-type="float" office:value="296348" table:style-name="ce4">
            <text:p>296348</text:p>
          </table:table-cell>
          <table:table-cell office:value-type="float" office:value="66382063" table:formula="of:=[.B15]+[.B38]+[.B61]" table:style-name="ce7">
            <text:p>66382063,0</text:p>
          </table:table-cell>
          <table:table-cell office:value-type="float" office:value="131578718" table:formula="of:=[.C15]+[.C38]+[.C61]" table:style-name="ce7">
            <text:p>131578718,0</text:p>
          </table:table-cell>
          <table:table-cell office:value-type="float" office:value="174549233" table:formula="of:=[.D15]+[.D38]+[.D61]" table:style-name="ce7">
            <text:p>174549233,0</text:p>
          </table:table-cell>
          <table:table-cell office:value-type="float" office:value="291606768" table:formula="of:=[.E15]+[.E38]+[.E61]" table:style-name="ce7">
            <text:p>291606768,0</text:p>
          </table:table-cell>
          <table:table-cell table:number-columns-repeated="16379" table:style-name="ce3"/>
        </table:table-row>
        <table:table-row table:style-name="ro1">
          <table:table-cell office:value-type="float" office:value="308028" table:style-name="ce4">
            <text:p>308028</text:p>
          </table:table-cell>
          <table:table-cell office:value-type="float" office:value="68998383" table:formula="of:=[.B16]+[.B39]+[.B62]" table:style-name="ce7">
            <text:p>68998383,0</text:p>
          </table:table-cell>
          <table:table-cell office:value-type="float" office:value="136764638" table:formula="of:=[.C16]+[.C39]+[.C62]" table:style-name="ce7">
            <text:p>136764638,0</text:p>
          </table:table-cell>
          <table:table-cell office:value-type="float" office:value="181428753" table:formula="of:=[.D16]+[.D39]+[.D62]" table:style-name="ce7">
            <text:p>181428753,0</text:p>
          </table:table-cell>
          <table:table-cell office:value-type="float" office:value="303099888" table:formula="of:=[.E16]+[.E39]+[.E62]" table:style-name="ce7">
            <text:p>303099888,0</text:p>
          </table:table-cell>
          <table:table-cell table:style-name="ce11"/>
          <table:table-cell table:number-columns-repeated="16378"/>
        </table:table-row>
        <table:table-row table:style-name="ro1">
          <table:table-cell office:value-type="float" office:value="314883" table:style-name="ce4">
            <text:p>314883</text:p>
          </table:table-cell>
          <table:table-cell office:value-type="float" office:value="70533903" table:formula="of:=[.B17]+[.B40]+[.B63]" table:style-name="ce7">
            <text:p>70533903,0</text:p>
          </table:table-cell>
          <table:table-cell office:value-type="float" office:value="139808258" table:formula="of:=[.C17]+[.C40]+[.C63]" table:style-name="ce7">
            <text:p>139808258,0</text:p>
          </table:table-cell>
          <table:table-cell office:value-type="float" office:value="185466348" table:formula="of:=[.D17]+[.D40]+[.D63]" table:style-name="ce7">
            <text:p>185466348,0</text:p>
          </table:table-cell>
          <table:table-cell office:value-type="float" office:value="309845208" table:formula="of:=[.E17]+[.E40]+[.E63]" table:style-name="ce7">
            <text:p>309845208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0795311" table:formula="of:=[.B18]+[.B41]+[.B64]" table:style-name="ce7">
            <text:p>70795311,0</text:p>
          </table:table-cell>
          <table:table-cell office:value-type="float" office:value="140326406" table:formula="of:=[.C18]+[.C41]+[.C64]" table:style-name="ce7">
            <text:p>140326406,0</text:p>
          </table:table-cell>
          <table:table-cell office:value-type="float" office:value="186153711" table:formula="of:=[.D18]+[.D41]+[.D64]" table:style-name="ce7">
            <text:p>186153711,0</text:p>
          </table:table-cell>
          <table:table-cell office:value-type="float" office:value="310993536" table:formula="of:=[.E18]+[.E41]+[.E64]" table:style-name="ce7">
            <text:p>310993536,0</text:p>
          </table:table-cell>
          <table:table-cell table:number-columns-repeated="16379" table:style-name="ce3"/>
        </table:table-row>
        <table:table-row table:style-name="ro1">
          <table:table-cell office:value-type="float" office:value="328608" table:style-name="ce4">
            <text:p>328608</text:p>
          </table:table-cell>
          <table:table-cell office:value-type="float" office:value="73608303" table:formula="of:=[.B19]+[.B42]+[.B65]" table:style-name="ce7">
            <text:p>73608303,0</text:p>
          </table:table-cell>
          <table:table-cell office:value-type="float" office:value="145902158" table:formula="of:=[.C19]+[.C42]+[.C65]" table:style-name="ce7">
            <text:p>145902158,0</text:p>
          </table:table-cell>
          <table:table-cell office:value-type="float" office:value="193550373" table:formula="of:=[.D19]+[.D42]+[.D65]" table:style-name="ce7">
            <text:p>193550373,0</text:p>
          </table:table-cell>
          <table:table-cell office:value-type="float" office:value="323350608" table:formula="of:=[.E19]+[.E42]+[.E65]" table:style-name="ce7">
            <text:p>323350608,0</text:p>
          </table:table-cell>
          <table:table-cell table:number-columns-repeated="16379" table:style-name="ce3"/>
        </table:table-row>
        <table:table-row table:style-name="ro1">
          <table:table-cell office:value-type="float" office:value="334191" table:style-name="ce4">
            <text:p>334191</text:p>
          </table:table-cell>
          <table:table-cell office:value-type="float" office:value="74858895" table:formula="of:=[.B20]+[.B43]+[.B66]" table:style-name="ce7">
            <text:p>74858895,0</text:p>
          </table:table-cell>
          <table:table-cell office:value-type="float" office:value="148381010" table:formula="of:=[.C20]+[.C43]+[.C66]" table:style-name="ce7">
            <text:p>148381010,0</text:p>
          </table:table-cell>
          <table:table-cell office:value-type="float" office:value="196838760" table:formula="of:=[.D20]+[.D43]+[.D66]" table:style-name="ce7">
            <text:p>196838760,0</text:p>
          </table:table-cell>
          <table:table-cell office:value-type="float" office:value="328844280" table:formula="of:=[.E20]+[.E43]+[.E66]" table:style-name="ce7">
            <text:p>328844280,0</text:p>
          </table:table-cell>
          <table:table-cell table:number-columns-repeated="16379" table:style-name="ce3"/>
        </table:table-row>
        <table:table-row table:style-name="ro1">
          <table:table-cell office:value-type="float" office:value="427200" table:style-name="ce4">
            <text:p>427200</text:p>
          </table:table-cell>
          <table:table-cell office:value-type="float" office:value="95692911" table:formula="of:=[.B21]+[.B44]+[.B67]" table:style-name="ce7">
            <text:p>95692911,0</text:p>
          </table:table-cell>
          <table:table-cell office:value-type="float" office:value="189677006" table:formula="of:=[.C21]+[.C44]+[.C67]" table:style-name="ce7">
            <text:p>189677006,0</text:p>
          </table:table-cell>
          <table:table-cell office:value-type="float" office:value="251621061" table:formula="of:=[.D21]+[.D44]+[.D67]" table:style-name="ce7">
            <text:p>251621061,0</text:p>
          </table:table-cell>
          <table:table-cell office:value-type="float" office:value="420365136" table:formula="of:=[.E21]+[.E44]+[.E67]" table:style-name="ce10">
            <text:p>420365136,0</text:p>
          </table:table-cell>
          <table:table-cell table:number-columns-repeated="16379" table:style-name="ce3"/>
        </table:table-row>
        <table:table-row table:style-name="ro1">
          <table:table-cell office:value-type="float" office:value="539100" table:style-name="ce4">
            <text:p>539100</text:p>
          </table:table-cell>
          <table:table-cell office:value-type="float" office:value="120758511" table:formula="of:=[.B22]+[.B45]+[.B68]" table:style-name="ce7">
            <text:p>120758511,0</text:p>
          </table:table-cell>
          <table:table-cell office:value-type="float" office:value="239360606" table:formula="of:=[.C22]+[.C45]+[.C68]" table:style-name="ce7">
            <text:p>239360606,0</text:p>
          </table:table-cell>
          <table:table-cell office:value-type="float" office:value="317530161" table:formula="of:=[.D22]+[.D45]+[.D68]" table:style-name="ce7">
            <text:p>317530161,0</text:p>
          </table:table-cell>
          <table:table-cell office:value-type="float" office:value="530474736" table:formula="of:=[.E22]+[.E45]+[.E68]" table:style-name="ce7">
            <text:p>530474736,0</text:p>
          </table:table-cell>
          <table:table-cell table:number-columns-repeated="16379" table:style-name="ce3"/>
        </table:table-row>
        <table:table-row table:style-name="ro1">
          <table:table-cell office:value-type="float" office:value="607500" table:style-name="ce4">
            <text:p>607500</text:p>
          </table:table-cell>
          <table:table-cell office:value-type="float" office:value="136080111" table:formula="of:=[.B23]+[.B46]+[.B69]" table:style-name="ce7">
            <text:p>136080111,0</text:p>
          </table:table-cell>
          <table:table-cell office:value-type="float" office:value="269730206" table:formula="of:=[.C23]+[.C46]+[.C69]" table:style-name="ce7">
            <text:p>269730206,0</text:p>
          </table:table-cell>
          <table:table-cell office:value-type="float" office:value="357817761" table:formula="of:=[.D23]+[.D46]+[.D69]" table:style-name="ce7">
            <text:p>357817761,0</text:p>
          </table:table-cell>
          <table:table-cell office:value-type="float" office:value="597780336" table:formula="of:=[.E23]+[.E46]+[.E69]" table:style-name="ce7">
            <text:p>597780336,0</text:p>
          </table:table-cell>
          <table:table-cell table:number-columns-repeated="16379" table:style-name="ce3"/>
        </table:table-row>
        <table:table-row table:number-rows-repeated="4" table:style-name="ro1">
          <table:table-cell table:style-name="ce6"/>
          <table:table-cell table:number-columns-repeated="16383" table:style-name="ce3"/>
        </table:table-row>
        <table:table-row table:number-rows-repeated="904" table:style-name="ro1">
          <table:table-cell table:style-name="ce6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osé Cleiton Borges Correia</dc:creator>
    <meta:creation-date>2021-11-13T23:14:30Z</meta:creation-date>
    <dc:date>2021-11-13T23:52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nicialização.$B$75:.$B$94" chart:class="chart:scatter" chart:attached-axis="primary-y" chart:style-name="G0S0">
            <chart:domain table:cell-range-address="inicialização.$B$74:.$E$74"/>
            <chart:data-point chart:repeated="4"/>
          </chart:series>
          <chart:series chart:values-cell-range-address="inicialização.$C$75:.$C$94" chart:class="chart:scatter" chart:attached-axis="primary-y" chart:style-name="G0S1">
            <chart:domain table:cell-range-address="inicialização.$B$74:.$E$74"/>
            <chart:data-point chart:repeated="4"/>
          </chart:series>
          <chart:series chart:values-cell-range-address="inicialização.$D$75:.$D$94" chart:class="chart:scatter" chart:attached-axis="primary-y" chart:style-name="G0S2">
            <chart:domain table:cell-range-address="inicialização.$B$74:.$E$74"/>
            <chart:data-point chart:repeated="4"/>
          </chart:series>
          <chart:series chart:values-cell-range-address="inicialização.$E$75:.$E$94" chart:class="chart:scatter" chart:attached-axis="primary-y" chart:style-name="G0S3">
            <chart:domain table:cell-range-address="inicialização.$B$74:.$E$7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nicialização.$B$75:.$B$94" chart:class="chart:scatter" chart:attached-axis="primary-y" chart:style-name="G0S0">
            <chart:domain table:cell-range-address="inicialização.$A$75:.$A$94"/>
            <chart:data-point chart:repeated="20"/>
          </chart:series>
          <chart:series chart:values-cell-range-address="inicialização.$C$75:.$C$94" chart:class="chart:scatter" chart:attached-axis="primary-y" chart:style-name="G0S1">
            <chart:domain table:cell-range-address="inicialização.$A$75:.$A$94"/>
            <chart:data-point chart:repeated="20"/>
          </chart:series>
          <chart:series chart:values-cell-range-address="inicialização.$D$75:.$D$94" chart:class="chart:scatter" chart:attached-axis="primary-y" chart:style-name="G0S2">
            <chart:domain table:cell-range-address="inicialização.$A$75:.$A$94"/>
            <chart:data-point chart:repeated="20"/>
          </chart:series>
          <chart:series chart:values-cell-range-address="inicialização.$E$75:.$E$94" chart:class="chart:scatter" chart:attached-axis="primary-y" chart:style-name="G0S3">
            <chart:domain table:cell-range-address="inicialização.$A$75:.$A$94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terativo.$B$73:.$B$92" chart:class="chart:scatter" chart:attached-axis="primary-y" chart:style-name="G0S0">
            <chart:domain table:cell-range-address="iterativo.$A$73:.$A$92"/>
            <chart:data-point chart:repeated="20"/>
          </chart:series>
          <chart:series chart:values-cell-range-address="iterativo.$C$73:.$C$92" chart:class="chart:scatter" chart:attached-axis="primary-y" chart:style-name="G0S1">
            <chart:domain table:cell-range-address="iterativo.$A$73:.$A$92"/>
            <chart:data-point chart:repeated="20"/>
          </chart:series>
          <chart:series chart:values-cell-range-address="iterativo.$D$73:.$D$92" chart:class="chart:scatter" chart:attached-axis="primary-y" chart:style-name="G0S2">
            <chart:domain table:cell-range-address="iterativo.$A$73:.$A$92"/>
            <chart:data-point chart:repeated="20"/>
          </chart:series>
          <chart:series chart:values-cell-range-address="iterativo.$E$73:.$E$92" chart:class="chart:scatter" chart:attached-axis="primary-y" chart:style-name="G0S3">
            <chart:domain table:cell-range-address="iterativo.$A$73:.$A$92"/>
            <chart:data-point chart:repeated="2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terativo.$B$73:.$B$92" chart:class="chart:scatter" chart:attached-axis="primary-y" chart:style-name="G0S0">
            <chart:domain table:cell-range-address="iterativo.$B$72:.$E$72"/>
            <chart:data-point chart:repeated="4"/>
          </chart:series>
          <chart:series chart:values-cell-range-address="iterativo.$C$73:.$C$92" chart:class="chart:scatter" chart:attached-axis="primary-y" chart:style-name="G0S1">
            <chart:domain table:cell-range-address="iterativo.$B$72:.$E$72"/>
            <chart:data-point chart:repeated="4"/>
          </chart:series>
          <chart:series chart:values-cell-range-address="iterativo.$D$73:.$D$92" chart:class="chart:scatter" chart:attached-axis="primary-y" chart:style-name="G0S2">
            <chart:domain table:cell-range-address="iterativo.$B$72:.$E$72"/>
            <chart:data-point chart:repeated="4"/>
          </chart:series>
          <chart:series chart:values-cell-range-address="iterativo.$E$73:.$E$92" chart:class="chart:scatter" chart:attached-axis="primary-y" chart:style-name="G0S3">
            <chart:domain table:cell-range-address="iterativo.$B$72:.$E$72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